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Cumberland AMT" svg:font-family="'Cumberland AMT', Cumberland, 'Courier New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06cm"/>
    </style:style>
    <style:style style:name="co3" style:family="table-column">
      <style:table-column-properties fo:break-before="auto" style:column-width="4.128cm"/>
    </style:style>
    <style:style style:name="co4" style:family="table-column">
      <style:table-column-properties fo:break-before="auto" style:column-width="2.896cm"/>
    </style:style>
    <style:style style:name="co5" style:family="table-column">
      <style:table-column-properties fo:break-before="auto" style:column-width="2.842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2.678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3.478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2.37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e6e6e6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DejaVu Sans" fo:font-size="10pt" fo:language="ca" fo:country="ES" fo:font-style="normal" fo:text-shadow="none" style:text-underline-style="none" fo:font-weight="bold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e6e6e6" fo:wrap-option="wrap"/>
      <style:text-properties style:use-window-font-color="true" style:text-outline="false" style:text-line-through-style="none" style:font-name="FreeMono" fo:font-size="9pt" fo:language="ca" fo:country="ES" fo:font-style="normal" fo:text-shadow="none" style:text-underline-style="none" fo:font-weight="bold" style:text-underline-mode="continuous" style:text-line-through-mode="continuous" style:font-name-asian="DejaVu Sans1" style:font-size-asian="9pt" style:language-asian="zxx" style:country-asian="none" style:font-style-asian="normal" style:font-weight-asian="bold" style:font-name-complex="DejaVu Sans1" style:font-size-complex="9pt" style:language-complex="zxx" style:country-complex="none" style:font-style-complex="normal" style:font-weight-complex="bold" style:text-emphasize="none" style:font-relief="none"/>
    </style:style>
    <style:style style:name="ce3" style:family="table-cell" style:parent-style-name="Default">
      <style:table-cell-properties fo:background-color="#e6e6e6"/>
      <style:text-properties style:font-name="FreeMono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FreeMono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FreeMono" fo:font-size="9pt" fo:language="ca" fo:country="ES" fo:font-style="normal" fo:text-shadow="none" style:text-underline-style="none" fo:font-weight="normal" style:text-underline-mode="continuous" style:text-line-through-mode="continuous" style:font-name-asian="DejaVu Sans1" style:font-size-asian="9pt" style:language-asian="zxx" style:country-asian="none" style:font-style-asian="normal" style:font-weight-asian="normal" style:font-name-complex="DejaVu Sans1" style:font-size-complex="9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ext-properties style:font-name="FreeMono" fo:font-size="9pt" style:font-size-asian="9pt" style:font-size-complex="9pt"/>
    </style:style>
    <style:style style:name="ce7" style:family="table-cell" style:parent-style-name="Default" style:data-style-name="N41">
      <style:text-properties style:font-name="FreeMono" fo:font-size="9pt" style:font-size-asian="9pt" style:font-size-complex="9pt"/>
    </style:style>
  </office:automatic-styles>
  <office:body>
    <office:spreadsheet>
      <table:table table:name="Aule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4" table:default-cell-style-name="ce6"/>
        <table:table-column table:style-name="co1" table:default-cell-style-name="ce6"/>
        <table:table-row table:style-name="ro1">
          <table:table-cell table:style-name="ce1" office:value-type="string">
            <text:p>Ordinador </text:p>
          </table:table-cell>
          <table:table-cell table:style-name="ce1" office:value-type="string">
            <text:p>IP </text:p>
          </table:table-cell>
          <table:table-cell table:style-name="ce1" office:value-type="string">
            <text:p>MAC</text:p>
          </table:table-cell>
          <table:table-cell table:style-name="ce1" office:value-type="string">
            <text:p>Mascara</text:p>
          </table:table-cell>
          <table:table-cell table:style-name="ce1" office:value-type="string">
            <text:p>Gateway </text:p>
          </table:table-cell>
          <table:table-cell table:style-name="ce1" office:value-type="string">
            <text:p>DNS1 </text:p>
          </table:table-cell>
          <table:table-cell table:style-name="ce1" office:value-type="string">
            <text:p>DNS 2 </text:p>
          </table:table-cell>
          <table:table-cell table:style-name="ce1" office:value-type="string">
            <text:p>AULA</text:p>
          </table:table-cell>
        </table:table-row>
        <table:table-row table:style-name="ro2">
          <table:table-cell table:style-name="ce2" office:value-type="string">
            <text:p>IPCOP Aula1</text:p>
          </table:table-cell>
          <table:table-cell table:style-name="ce5" office:value-type="string">
            <text:p>192.168.201.1 </text:p>
          </table:table-cell>
          <table:table-cell table:style-name="ce5" office:value-type="string">
            <text:p>00:50:BF:FF:80:6D</text:p>
          </table:table-cell>
          <table:table-cell office:value-type="string">
            <text:p>255.255.255.0 </text:p>
          </table:table-cell>
          <table:table-cell table:style-name="ce5" office:value-type="string">
            <text:p>192.168.1.1</text:p>
          </table:table-cell>
          <table:table-cell table:style-name="ce5" office:value-type="string">
            <text:p>192.168.0.7</text:p>
          </table:table-cell>
          <table:table-cell table:style-name="ce5" office:value-type="string">
            <text:p>- </text:p>
          </table:table-cell>
          <table:table-cell office:value-type="string">
            <text:p>Aula1</text:p>
          </table:table-cell>
        </table:table-row>
        <table:table-row table:style-name="ro2">
          <table:table-cell table:style-name="ce2" office:value-type="string">
            <text:p>Switch </text:p>
          </table:table-cell>
          <table:table-cell table:style-name="ce5" office:value-type="string">
            <text:p>192.168.208.20 </text:p>
          </table:table-cell>
          <table:table-cell table:style-name="ce5" office:value-type="string">
            <text:p>00:15:FA:9B:A7:C0</text:p>
          </table:table-cell>
          <table:table-cell office:value-type="string">
            <text:p>255.255.255.0 </text:p>
          </table:table-cell>
          <table:table-cell table:style-name="ce5" office:value-type="string">
            <text:p>192.168.201.1 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 </text:p>
          </table:table-cell>
          <table:table-cell office:value-type="string">
            <text:p>Aula1</text:p>
          </table:table-cell>
        </table:table-row>
        <table:table-row table:style-name="ro2">
          <table:table-cell table:style-name="ce2" office:value-type="string">
            <text:p>Punt Accés</text:p>
          </table:table-cell>
          <table:table-cell table:style-name="ce5" office:value-type="string">
            <text:p>192.168.201.21</text:p>
          </table:table-cell>
          <table:table-cell table:style-name="ce5" office:value-type="string">
            <text:p>00:80:5A:4B:89:C8</text:p>
          </table:table-cell>
          <table:table-cell office:value-type="string">
            <text:p>255.255.255.0 </text:p>
          </table:table-cell>
          <table:table-cell table:number-columns-repeated="3" table:style-name="ce5" office:value-type="string">
            <text:p>-</text:p>
          </table:table-cell>
          <table:table-cell office:value-type="string">
            <text:p>Aula1</text:p>
          </table:table-cell>
        </table:table-row>
        <table:table-row table:style-name="ro2">
          <table:table-cell table:style-name="ce2" office:value-type="string">
            <text:p>Professor </text:p>
          </table:table-cell>
          <table:table-cell table:style-name="ce5" office:value-type="string">
            <text:p>192.168.201.2 </text:p>
          </table:table-cell>
          <table:table-cell table:style-name="ce5" office:value-type="string">
            <text:p>00:30:05:EB:38:55</text:p>
          </table:table-cell>
          <table:table-cell office:value-type="string">
            <text:p>255.255.255.0 </text:p>
          </table:table-cell>
          <table:table-cell table:number-columns-repeated="2" table:style-name="ce5" office:value-type="string">
            <text:p>192.168.201.1 </text:p>
          </table:table-cell>
          <table:table-cell table:style-name="ce5" office:value-type="string">
            <text:p>213.4.132.1</text:p>
          </table:table-cell>
          <table:table-cell office:value-type="string">
            <text:p>Aula1</text:p>
          </table:table-cell>
        </table:table-row>
        <table:table-row table:style-name="ro2">
          <table:table-cell table:style-name="ce2" office:value-type="string">
            <text:p>A01-01</text:p>
          </table:table-cell>
          <table:table-cell table:style-name="ce5" office:value-type="string">
            <text:p>192.168.201.3</text:p>
          </table:table-cell>
          <table:table-cell table:style-name="ce5" office:value-type="string">
            <text:p>00:11:85:B2:E3:2D</text:p>
          </table:table-cell>
          <table:table-cell office:value-type="string">
            <text:p>255.255.255.0 </text:p>
          </table:table-cell>
          <table:table-cell table:number-columns-repeated="2" table:style-name="ce5" office:value-type="string">
            <text:p>192.168.201.1 </text:p>
          </table:table-cell>
          <table:table-cell table:style-name="ce5" office:value-type="string">
            <text:p>213.4.132.1</text:p>
          </table:table-cell>
          <table:table-cell office:value-type="string">
            <text:p>Aula1</text:p>
          </table:table-cell>
        </table:table-row>
        <table:table-row table:style-name="ro2">
          <table:table-cell table:style-name="ce2" office:value-type="string">
            <text:p>A01-02</text:p>
          </table:table-cell>
          <table:table-cell table:style-name="ce5" office:value-type="string">
            <text:p>192.168.201.4 </text:p>
          </table:table-cell>
          <table:table-cell table:style-name="ce5" office:value-type="string">
            <text:p>00:11:0A:3C:6A:A8 </text:p>
          </table:table-cell>
          <table:table-cell office:value-type="string">
            <text:p>255.255.255.0 </text:p>
          </table:table-cell>
          <table:table-cell table:number-columns-repeated="2" table:style-name="ce5" office:value-type="string">
            <text:p>192.168.201.1 </text:p>
          </table:table-cell>
          <table:table-cell table:style-name="ce5" office:value-type="string">
            <text:p>213.4.132.1</text:p>
          </table:table-cell>
          <table:table-cell office:value-type="string">
            <text:p>Aula1</text:p>
          </table:table-cell>
        </table:table-row>
        <table:table-row table:style-name="ro2">
          <table:table-cell table:style-name="ce2" office:value-type="string">
            <text:p>A01-03</text:p>
          </table:table-cell>
          <table:table-cell table:style-name="ce5" office:value-type="string">
            <text:p>192.168.201.5 </text:p>
          </table:table-cell>
          <table:table-cell table:style-name="ce5" office:value-type="string">
            <text:p>00:11:85:0F:1C:08</text:p>
          </table:table-cell>
          <table:table-cell office:value-type="string">
            <text:p>255.255.255.0 </text:p>
          </table:table-cell>
          <table:table-cell table:number-columns-repeated="2" table:style-name="ce5" office:value-type="string">
            <text:p>192.168.201.1 </text:p>
          </table:table-cell>
          <table:table-cell table:style-name="ce5" office:value-type="string">
            <text:p>213.4.132.1</text:p>
          </table:table-cell>
          <table:table-cell office:value-type="string">
            <text:p>Aula1</text:p>
          </table:table-cell>
        </table:table-row>
        <table:table-row table:style-name="ro2">
          <table:table-cell table:style-name="ce2" office:value-type="string">
            <text:p>A01-04</text:p>
          </table:table-cell>
          <table:table-cell table:style-name="ce5" office:value-type="string">
            <text:p>192.168.201.6 </text:p>
          </table:table-cell>
          <table:table-cell table:style-name="ce5" office:value-type="string">
            <text:p>00:11:85:0D:87:37</text:p>
          </table:table-cell>
          <table:table-cell office:value-type="string">
            <text:p>255.255.255.0 </text:p>
          </table:table-cell>
          <table:table-cell table:number-columns-repeated="2" table:style-name="ce5" office:value-type="string">
            <text:p>192.168.201.1 </text:p>
          </table:table-cell>
          <table:table-cell table:style-name="ce5" office:value-type="string">
            <text:p>213.4.132.1</text:p>
          </table:table-cell>
          <table:table-cell office:value-type="string">
            <text:p>Aula1</text:p>
          </table:table-cell>
        </table:table-row>
        <table:table-row table:style-name="ro2">
          <table:table-cell table:style-name="ce2" office:value-type="string">
            <text:p>A01-05</text:p>
          </table:table-cell>
          <table:table-cell table:style-name="ce5" office:value-type="string">
            <text:p>192.168.201.7 </text:p>
          </table:table-cell>
          <table:table-cell table:style-name="ce5" office:value-type="string">
            <text:p>00:11:85:B1:9E:70</text:p>
          </table:table-cell>
          <table:table-cell office:value-type="string">
            <text:p>255.255.255.0 </text:p>
          </table:table-cell>
          <table:table-cell table:number-columns-repeated="2" table:style-name="ce5" office:value-type="string">
            <text:p>192.168.201.1 </text:p>
          </table:table-cell>
          <table:table-cell table:style-name="ce5" office:value-type="string">
            <text:p>213.4.132.1</text:p>
          </table:table-cell>
          <table:table-cell office:value-type="string">
            <text:p>Aula1</text:p>
          </table:table-cell>
        </table:table-row>
        <table:table-row table:style-name="ro2">
          <table:table-cell table:style-name="ce2" office:value-type="string">
            <text:p>AO1-06</text:p>
          </table:table-cell>
          <table:table-cell table:style-name="ce5" office:value-type="string">
            <text:p>192.168.201.8 </text:p>
          </table:table-cell>
          <table:table-cell table:style-name="ce5" office:value-type="string">
            <text:p>00:11:0A:3C:6B:ED</text:p>
          </table:table-cell>
          <table:table-cell office:value-type="string">
            <text:p>255.255.255.0 </text:p>
          </table:table-cell>
          <table:table-cell table:number-columns-repeated="2" table:style-name="ce5" office:value-type="string">
            <text:p>192.168.201.1 </text:p>
          </table:table-cell>
          <table:table-cell table:style-name="ce5" office:value-type="string">
            <text:p>213.4.132.1</text:p>
          </table:table-cell>
          <table:table-cell office:value-type="string">
            <text:p>Aula1</text:p>
          </table:table-cell>
        </table:table-row>
        <table:table-row table:style-name="ro2">
          <table:table-cell table:style-name="ce2" office:value-type="string">
            <text:p>A01-07</text:p>
          </table:table-cell>
          <table:table-cell table:style-name="ce5" office:value-type="string">
            <text:p>192.168.201.9 </text:p>
          </table:table-cell>
          <table:table-cell table:style-name="ce5" office:value-type="string">
            <text:p>00:0B:CD:71:1C:17</text:p>
          </table:table-cell>
          <table:table-cell office:value-type="string">
            <text:p>255.255.255.0 </text:p>
          </table:table-cell>
          <table:table-cell table:number-columns-repeated="2" table:style-name="ce5" office:value-type="string">
            <text:p>192.168.201.1 </text:p>
          </table:table-cell>
          <table:table-cell table:style-name="ce5" office:value-type="string">
            <text:p>213.4.132.1</text:p>
          </table:table-cell>
          <table:table-cell office:value-type="string">
            <text:p>Aula1</text:p>
          </table:table-cell>
        </table:table-row>
        <table:table-row table:style-name="ro2">
          <table:table-cell table:style-name="ce2" office:value-type="string">
            <text:p>A01-08</text:p>
          </table:table-cell>
          <table:table-cell table:style-name="ce5" office:value-type="string">
            <text:p>192.168.201.10 </text:p>
          </table:table-cell>
          <table:table-cell table:style-name="ce5" office:value-type="string">
            <text:p>00:11:85:0D:87:58</text:p>
          </table:table-cell>
          <table:table-cell office:value-type="string">
            <text:p>255.255.255.0 </text:p>
          </table:table-cell>
          <table:table-cell table:number-columns-repeated="2" table:style-name="ce5" office:value-type="string">
            <text:p>192.168.201.1 </text:p>
          </table:table-cell>
          <table:table-cell table:style-name="ce5" office:value-type="string">
            <text:p>213.4.132.1</text:p>
          </table:table-cell>
          <table:table-cell office:value-type="string">
            <text:p>Aula1</text:p>
          </table:table-cell>
        </table:table-row>
        <table:table-row table:style-name="ro2">
          <table:table-cell table:style-name="ce2" office:value-type="string">
            <text:p>A01-09</text:p>
          </table:table-cell>
          <table:table-cell table:style-name="ce5" office:value-type="string">
            <text:p>192.168.201.11 </text:p>
          </table:table-cell>
          <table:table-cell table:style-name="ce5" office:value-type="string">
            <text:p>00:30:05:7A:55:03</text:p>
          </table:table-cell>
          <table:table-cell office:value-type="string">
            <text:p>255.255.255.0 </text:p>
          </table:table-cell>
          <table:table-cell table:number-columns-repeated="2" table:style-name="ce5" office:value-type="string">
            <text:p>192.168.201.1 </text:p>
          </table:table-cell>
          <table:table-cell table:style-name="ce5" office:value-type="string">
            <text:p>213.4.132.1</text:p>
          </table:table-cell>
          <table:table-cell office:value-type="string">
            <text:p>Aula1</text:p>
          </table:table-cell>
        </table:table-row>
        <table:table-row table:style-name="ro2">
          <table:table-cell table:style-name="ce2" office:value-type="string">
            <text:p>A01-10</text:p>
          </table:table-cell>
          <table:table-cell table:style-name="ce5" office:value-type="string">
            <text:p>192.168.201.12 </text:p>
          </table:table-cell>
          <table:table-cell table:style-name="ce5" office:value-type="string">
            <text:p>00:30:05:FC:50:42</text:p>
          </table:table-cell>
          <table:table-cell office:value-type="string">
            <text:p>255.255.255.0 </text:p>
          </table:table-cell>
          <table:table-cell table:number-columns-repeated="2" table:style-name="ce5" office:value-type="string">
            <text:p>192.168.201.1 </text:p>
          </table:table-cell>
          <table:table-cell table:style-name="ce5" office:value-type="string">
            <text:p>213.4.132.1</text:p>
          </table:table-cell>
          <table:table-cell office:value-type="string">
            <text:p>Aula1</text:p>
          </table:table-cell>
        </table:table-row>
        <table:table-row table:style-name="ro2">
          <table:table-cell table:style-name="ce2" office:value-type="string">
            <text:p>A01-11</text:p>
          </table:table-cell>
          <table:table-cell table:style-name="ce5" office:value-type="string">
            <text:p>192.168.201.13 </text:p>
          </table:table-cell>
          <table:table-cell table:style-name="ce5" office:value-type="string">
            <text:p>00:30:05:C2:23:B9</text:p>
          </table:table-cell>
          <table:table-cell office:value-type="string">
            <text:p>255.255.255.0 </text:p>
          </table:table-cell>
          <table:table-cell table:number-columns-repeated="2" table:style-name="ce5" office:value-type="string">
            <text:p>192.168.201.1 </text:p>
          </table:table-cell>
          <table:table-cell table:style-name="ce5" office:value-type="string">
            <text:p>213.4.132.1</text:p>
          </table:table-cell>
          <table:table-cell office:value-type="string">
            <text:p>Aula1</text:p>
          </table:table-cell>
        </table:table-row>
        <table:table-row table:style-name="ro2">
          <table:table-cell table:style-name="ce2" office:value-type="string">
            <text:p>A01-12</text:p>
          </table:table-cell>
          <table:table-cell table:style-name="ce5" office:value-type="string">
            <text:p>192.168.201.14 </text:p>
          </table:table-cell>
          <table:table-cell table:style-name="ce5" office:value-type="string">
            <text:p>00:30:05:7A:56:E3</text:p>
          </table:table-cell>
          <table:table-cell office:value-type="string">
            <text:p>255.255.255.0 </text:p>
          </table:table-cell>
          <table:table-cell table:number-columns-repeated="2" table:style-name="ce5" office:value-type="string">
            <text:p>192.168.201.1 </text:p>
          </table:table-cell>
          <table:table-cell table:style-name="ce5" office:value-type="string">
            <text:p>213.4.132.1</text:p>
          </table:table-cell>
          <table:table-cell office:value-type="string">
            <text:p>Aula1</text:p>
          </table:table-cell>
        </table:table-row>
        <table:table-row table:style-name="ro2">
          <table:table-cell table:style-name="ce2" office:value-type="string">
            <text:p>A01-13</text:p>
          </table:table-cell>
          <table:table-cell table:style-name="ce5" office:value-type="string">
            <text:p>192.168.201.15 </text:p>
          </table:table-cell>
          <table:table-cell table:style-name="ce5" office:value-type="string">
            <text:p>00:30:05:7A:57:52</text:p>
          </table:table-cell>
          <table:table-cell office:value-type="string">
            <text:p>255.255.255.0 </text:p>
          </table:table-cell>
          <table:table-cell table:number-columns-repeated="2" table:style-name="ce5" office:value-type="string">
            <text:p>192.168.201.1 </text:p>
          </table:table-cell>
          <table:table-cell table:style-name="ce5" office:value-type="string">
            <text:p>213.4.132.1</text:p>
          </table:table-cell>
          <table:table-cell office:value-type="string">
            <text:p>Aula1</text:p>
          </table:table-cell>
        </table:table-row>
        <table:table-row table:style-name="ro2">
          <table:table-cell table:style-name="ce2" office:value-type="string">
            <text:p>A01-14</text:p>
          </table:table-cell>
          <table:table-cell table:style-name="ce5" office:value-type="string">
            <text:p>192.168.201.16 </text:p>
          </table:table-cell>
          <table:table-cell table:style-name="ce5" office:value-type="string">
            <text:p>00:50:B4:61:C4:92</text:p>
          </table:table-cell>
          <table:table-cell office:value-type="string">
            <text:p>255.255.255.0 </text:p>
          </table:table-cell>
          <table:table-cell table:number-columns-repeated="2" table:style-name="ce5" office:value-type="string">
            <text:p>192.168.201.1 </text:p>
          </table:table-cell>
          <table:table-cell table:style-name="ce5" office:value-type="string">
            <text:p>213.4.132.1</text:p>
          </table:table-cell>
          <table:table-cell office:value-type="string">
            <text:p>Aula1</text:p>
          </table:table-cell>
        </table:table-row>
        <table:table-row table:style-name="ro2">
          <table:table-cell office:value-type="string">
            <text:p>A01-15</text:p>
          </table:table-cell>
          <table:table-cell office:value-type="string">
            <text:p>192.168.201.17</text:p>
          </table:table-cell>
          <table:table-cell table:style-name="ce5" office:value-type="string">
            <text:p>00:19:99:05:01:15</text:p>
          </table:table-cell>
          <table:table-cell table:style-name="ce6" office:value-type="string">
            <text:p>255.255.255.0 </text:p>
          </table:table-cell>
          <table:table-cell office:value-type="string">
            <text:p>192.168.201.1 192.168.201.1</text:p>
          </table:table-cell>
          <table:table-cell/>
          <table:table-cell table:style-name="ce5" office:value-type="string">
            <text:p>213.4.132.1</text:p>
          </table:table-cell>
          <table:table-cell office:value-type="string">
            <text:p>Aula1</text:p>
          </table:table-cell>
        </table:table-row>
        <table:table-row table:style-name="ro2">
          <table:table-cell table:style-name="ce2" office:value-type="string">
            <text:p>IPCOP Aula2</text:p>
          </table:table-cell>
          <table:table-cell office:value-type="string">
            <text:p>192.168.202.1 </text:p>
          </table:table-cell>
          <table:table-cell office:value-type="string">
            <text:p>00:50:BF:EE:EB:F</text:p>
          </table:table-cell>
          <table:table-cell office:value-type="string">
            <text:p>255.255.255.0 </text:p>
          </table:table-cell>
          <table:table-cell table:style-name="ce5" office:value-type="string">
            <text:p>192.168.2.1</text:p>
          </table:table-cell>
          <table:table-cell table:style-name="ce5" office:value-type="string">
            <text:p>192.168.0.7</text:p>
          </table:table-cell>
          <table:table-cell table:style-name="ce5" office:value-type="string">
            <text:p>- </text:p>
          </table:table-cell>
          <table:table-cell office:value-type="string">
            <text:p>Aula2</text:p>
          </table:table-cell>
        </table:table-row>
        <table:table-row table:style-name="ro2">
          <table:table-cell table:style-name="ce2" office:value-type="string">
            <text:p>Switch </text:p>
          </table:table-cell>
          <table:table-cell office:value-type="string">
            <text:p>192.168.201.20</text:p>
          </table:table-cell>
          <table:table-cell table:style-name="Default"/>
          <table:table-cell office:value-type="string">
            <text:p>255.255.255.0 </text:p>
          </table:table-cell>
          <table:table-cell table:style-name="ce5" office:value-type="string">
            <text:p>192.168.202.1 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 </text:p>
          </table:table-cell>
          <table:table-cell office:value-type="string">
            <text:p>Aula2</text:p>
          </table:table-cell>
        </table:table-row>
        <table:table-row table:style-name="ro2">
          <table:table-cell table:style-name="ce2" office:value-type="string">
            <text:p>Punt Accés</text:p>
          </table:table-cell>
          <table:table-cell office:value-type="string">
            <text:p>192.168.201.21</text:p>
          </table:table-cell>
          <table:table-cell/>
          <table:table-cell office:value-type="string">
            <text:p>255.255.255.0 </text:p>
          </table:table-cell>
          <table:table-cell table:number-columns-repeated="3" table:style-name="ce5" office:value-type="string">
            <text:p>-</text:p>
          </table:table-cell>
          <table:table-cell office:value-type="string">
            <text:p>Aula2</text:p>
          </table:table-cell>
        </table:table-row>
        <table:table-row table:style-name="ro2">
          <table:table-cell table:style-name="ce2" office:value-type="string">
            <text:p>Professor </text:p>
          </table:table-cell>
          <table:table-cell office:value-type="string">
            <text:p>192.168.202.2</text:p>
          </table:table-cell>
          <table:table-cell office:value-type="string">
            <text:p>00:30:05:EB:38:04</text:p>
          </table:table-cell>
          <table:table-cell office:value-type="string">
            <text:p>255.255.255.0 </text:p>
          </table:table-cell>
          <table:table-cell table:number-columns-repeated="2" office:value-type="string">
            <text:p>192.168.202.1</text:p>
          </table:table-cell>
          <table:table-cell office:value-type="string">
            <text:p>213.4.132.1</text:p>
          </table:table-cell>
          <table:table-cell office:value-type="string">
            <text:p>Aula2</text:p>
          </table:table-cell>
        </table:table-row>
        <table:table-row table:style-name="ro2">
          <table:table-cell table:style-name="ce4" office:value-type="string">
            <text:p>A2-01</text:p>
          </table:table-cell>
          <table:table-cell office:value-type="string">
            <text:p>192.168.202.3</text:p>
          </table:table-cell>
          <table:table-cell office:value-type="string">
            <text:p>00:30:05:4C:8E:A9</text:p>
          </table:table-cell>
          <table:table-cell office:value-type="string">
            <text:p>255.255.255.0 </text:p>
          </table:table-cell>
          <table:table-cell table:number-columns-repeated="2" office:value-type="string">
            <text:p>192.168.202.1</text:p>
          </table:table-cell>
          <table:table-cell office:value-type="string">
            <text:p>213.4.132.1</text:p>
          </table:table-cell>
          <table:table-cell office:value-type="string">
            <text:p>Aula2</text:p>
          </table:table-cell>
        </table:table-row>
        <table:table-row table:style-name="ro2">
          <table:table-cell table:style-name="ce4" office:value-type="string">
            <text:p>A2-02</text:p>
          </table:table-cell>
          <table:table-cell office:value-type="string">
            <text:p>192.168.202.4</text:p>
          </table:table-cell>
          <table:table-cell office:value-type="string">
            <text:p>00:30:05:4C:8E:A6</text:p>
          </table:table-cell>
          <table:table-cell office:value-type="string">
            <text:p>255.255.255.0 </text:p>
          </table:table-cell>
          <table:table-cell table:number-columns-repeated="2" office:value-type="string">
            <text:p>192.168.202.1</text:p>
          </table:table-cell>
          <table:table-cell office:value-type="string">
            <text:p>213.4.132.1</text:p>
          </table:table-cell>
          <table:table-cell office:value-type="string">
            <text:p>Aula2</text:p>
          </table:table-cell>
        </table:table-row>
        <table:table-row table:style-name="ro2">
          <table:table-cell table:style-name="ce4" office:value-type="string">
            <text:p>A2-03</text:p>
          </table:table-cell>
          <table:table-cell office:value-type="string">
            <text:p>192.168.202.5</text:p>
          </table:table-cell>
          <table:table-cell office:value-type="string">
            <text:p>00:30:05:4C:8E:D4</text:p>
          </table:table-cell>
          <table:table-cell office:value-type="string">
            <text:p>255.255.255.0 </text:p>
          </table:table-cell>
          <table:table-cell table:number-columns-repeated="2" office:value-type="string">
            <text:p>192.168.202.1</text:p>
          </table:table-cell>
          <table:table-cell office:value-type="string">
            <text:p>213.4.132.1</text:p>
          </table:table-cell>
          <table:table-cell office:value-type="string">
            <text:p>Aula2</text:p>
          </table:table-cell>
        </table:table-row>
        <table:table-row table:style-name="ro2">
          <table:table-cell table:style-name="ce4" office:value-type="string">
            <text:p>A2-04</text:p>
          </table:table-cell>
          <table:table-cell office:value-type="string">
            <text:p>192.168.202.6</text:p>
          </table:table-cell>
          <table:table-cell office:value-type="string">
            <text:p>00:0C:6E:8B:1A:50</text:p>
          </table:table-cell>
          <table:table-cell office:value-type="string">
            <text:p>255.255.255.0 </text:p>
          </table:table-cell>
          <table:table-cell table:number-columns-repeated="2" office:value-type="string">
            <text:p>192.168.202.1</text:p>
          </table:table-cell>
          <table:table-cell office:value-type="string">
            <text:p>213.4.132.1</text:p>
          </table:table-cell>
          <table:table-cell office:value-type="string">
            <text:p>Aula2</text:p>
          </table:table-cell>
        </table:table-row>
        <table:table-row table:style-name="ro2">
          <table:table-cell table:style-name="ce4" office:value-type="string">
            <text:p>A2-05</text:p>
          </table:table-cell>
          <table:table-cell office:value-type="string">
            <text:p>192.168.202.7</text:p>
          </table:table-cell>
          <table:table-cell office:value-type="string">
            <text:p>ESTROPEADO</text:p>
          </table:table-cell>
          <table:table-cell office:value-type="string">
            <text:p>255.255.255.0 </text:p>
          </table:table-cell>
          <table:table-cell table:number-columns-repeated="2" office:value-type="string">
            <text:p>192.168.202.1</text:p>
          </table:table-cell>
          <table:table-cell office:value-type="string">
            <text:p>213.4.132.1</text:p>
          </table:table-cell>
          <table:table-cell office:value-type="string">
            <text:p>Aula2</text:p>
          </table:table-cell>
        </table:table-row>
        <table:table-row table:style-name="ro2">
          <table:table-cell table:style-name="ce4" office:value-type="string">
            <text:p>A2-06</text:p>
          </table:table-cell>
          <table:table-cell office:value-type="string">
            <text:p>192.168.202.8</text:p>
          </table:table-cell>
          <table:table-cell office:value-type="string">
            <text:p>00:0C:6E:8B:1C:2E</text:p>
          </table:table-cell>
          <table:table-cell office:value-type="string">
            <text:p>255.255.255.0 </text:p>
          </table:table-cell>
          <table:table-cell table:number-columns-repeated="2" office:value-type="string">
            <text:p>192.168.202.1</text:p>
          </table:table-cell>
          <table:table-cell office:value-type="string">
            <text:p>213.4.132.1</text:p>
          </table:table-cell>
          <table:table-cell office:value-type="string">
            <text:p>Aula2</text:p>
          </table:table-cell>
        </table:table-row>
        <table:table-row table:style-name="ro2">
          <table:table-cell table:style-name="ce4" office:value-type="string">
            <text:p>A2-07</text:p>
          </table:table-cell>
          <table:table-cell office:value-type="string">
            <text:p>192.168.202.9</text:p>
          </table:table-cell>
          <table:table-cell office:value-type="string">
            <text:p>00:30:05:4C:8E:91</text:p>
          </table:table-cell>
          <table:table-cell office:value-type="string">
            <text:p>255.255.255.0 </text:p>
          </table:table-cell>
          <table:table-cell table:number-columns-repeated="2" office:value-type="string">
            <text:p>192.168.202.1</text:p>
          </table:table-cell>
          <table:table-cell office:value-type="string">
            <text:p>213.4.132.1</text:p>
          </table:table-cell>
          <table:table-cell office:value-type="string">
            <text:p>Aula2</text:p>
          </table:table-cell>
        </table:table-row>
        <table:table-row table:style-name="ro2">
          <table:table-cell table:style-name="ce4" office:value-type="string">
            <text:p>A2-08</text:p>
          </table:table-cell>
          <table:table-cell office:value-type="string">
            <text:p>192.168.202.10</text:p>
          </table:table-cell>
          <table:table-cell office:value-type="string">
            <text:p>00:30:05:4C:8E:52</text:p>
          </table:table-cell>
          <table:table-cell office:value-type="string">
            <text:p>255.255.255.0 </text:p>
          </table:table-cell>
          <table:table-cell table:number-columns-repeated="2" office:value-type="string">
            <text:p>192.168.202.1</text:p>
          </table:table-cell>
          <table:table-cell office:value-type="string">
            <text:p>213.4.132.1</text:p>
          </table:table-cell>
          <table:table-cell office:value-type="string">
            <text:p>Aula2</text:p>
          </table:table-cell>
        </table:table-row>
        <table:table-row table:style-name="ro2">
          <table:table-cell table:style-name="ce4" office:value-type="string">
            <text:p>A2-09</text:p>
          </table:table-cell>
          <table:table-cell office:value-type="string">
            <text:p>192.168.202.11</text:p>
          </table:table-cell>
          <table:table-cell office:value-type="string">
            <text:p>ESTROPEADO</text:p>
          </table:table-cell>
          <table:table-cell office:value-type="string">
            <text:p>255.255.255.0 </text:p>
          </table:table-cell>
          <table:table-cell table:number-columns-repeated="2" office:value-type="string">
            <text:p>192.168.202.1</text:p>
          </table:table-cell>
          <table:table-cell office:value-type="string">
            <text:p>213.4.132.1</text:p>
          </table:table-cell>
          <table:table-cell office:value-type="string">
            <text:p>Aula2</text:p>
          </table:table-cell>
        </table:table-row>
        <table:table-row table:style-name="ro2">
          <table:table-cell table:style-name="ce4" office:value-type="string">
            <text:p>A2-10</text:p>
          </table:table-cell>
          <table:table-cell office:value-type="string">
            <text:p>192.168.202.12</text:p>
          </table:table-cell>
          <table:table-cell office:value-type="string">
            <text:p>00:E0:4C:19:04:48</text:p>
          </table:table-cell>
          <table:table-cell office:value-type="string">
            <text:p>255.255.255.0 </text:p>
          </table:table-cell>
          <table:table-cell table:number-columns-repeated="2" office:value-type="string">
            <text:p>192.168.202.1</text:p>
          </table:table-cell>
          <table:table-cell office:value-type="string">
            <text:p>213.4.132.1</text:p>
          </table:table-cell>
          <table:table-cell office:value-type="string">
            <text:p>Aula2</text:p>
          </table:table-cell>
        </table:table-row>
        <table:table-row table:style-name="ro2">
          <table:table-cell table:style-name="ce4" office:value-type="string">
            <text:p>A2-11</text:p>
          </table:table-cell>
          <table:table-cell office:value-type="string">
            <text:p>192.168.202.13</text:p>
          </table:table-cell>
          <table:table-cell office:value-type="string">
            <text:p>00:30:05:4C:90:44</text:p>
          </table:table-cell>
          <table:table-cell office:value-type="string">
            <text:p>255.255.255.0 </text:p>
          </table:table-cell>
          <table:table-cell table:number-columns-repeated="2" office:value-type="string">
            <text:p>192.168.202.1</text:p>
          </table:table-cell>
          <table:table-cell office:value-type="string">
            <text:p>213.4.132.1</text:p>
          </table:table-cell>
          <table:table-cell office:value-type="string">
            <text:p>Aula2</text:p>
          </table:table-cell>
        </table:table-row>
        <table:table-row table:style-name="ro2">
          <table:table-cell table:style-name="ce4" office:value-type="string">
            <text:p>A2-12</text:p>
          </table:table-cell>
          <table:table-cell office:value-type="string">
            <text:p>192.168.202.14</text:p>
          </table:table-cell>
          <table:table-cell office:value-type="string">
            <text:p>00:0C:6E:8B:1B:76</text:p>
          </table:table-cell>
          <table:table-cell office:value-type="string">
            <text:p>255.255.255.0 </text:p>
          </table:table-cell>
          <table:table-cell table:number-columns-repeated="2" office:value-type="string">
            <text:p>192.168.202.1</text:p>
          </table:table-cell>
          <table:table-cell office:value-type="string">
            <text:p>213.4.132.1</text:p>
          </table:table-cell>
          <table:table-cell office:value-type="string">
            <text:p>Aula2</text:p>
          </table:table-cell>
        </table:table-row>
        <table:table-row table:style-name="ro2">
          <table:table-cell table:style-name="ce4" office:value-type="string">
            <text:p>A2-13</text:p>
          </table:table-cell>
          <table:table-cell office:value-type="string">
            <text:p>192.168.202.15</text:p>
          </table:table-cell>
          <table:table-cell office:value-type="string">
            <text:p>00:30:05:4C:8E:77</text:p>
          </table:table-cell>
          <table:table-cell office:value-type="string">
            <text:p>255.255.255.0 </text:p>
          </table:table-cell>
          <table:table-cell table:number-columns-repeated="2" office:value-type="string">
            <text:p>192.168.202.1</text:p>
          </table:table-cell>
          <table:table-cell office:value-type="string">
            <text:p>213.4.132.1</text:p>
          </table:table-cell>
          <table:table-cell office:value-type="string">
            <text:p>Aula2</text:p>
          </table:table-cell>
        </table:table-row>
        <table:table-row table:style-name="ro2">
          <table:table-cell table:style-name="ce4" office:value-type="string">
            <text:p>A2-14</text:p>
          </table:table-cell>
          <table:table-cell office:value-type="string">
            <text:p>192.168.202.16</text:p>
          </table:table-cell>
          <table:table-cell office:value-type="string">
            <text:p>00:30:05:4C:8E:D8</text:p>
          </table:table-cell>
          <table:table-cell office:value-type="string">
            <text:p>255.255.255.0 </text:p>
          </table:table-cell>
          <table:table-cell table:number-columns-repeated="2" office:value-type="string">
            <text:p>192.168.202.1</text:p>
          </table:table-cell>
          <table:table-cell office:value-type="string">
            <text:p>213.4.132.1</text:p>
          </table:table-cell>
          <table:table-cell office:value-type="string">
            <text:p>Aula2</text:p>
          </table:table-cell>
        </table:table-row>
        <table:table-row table:style-name="ro2">
          <table:table-cell table:style-name="ce2" office:value-type="string">
            <text:p>IPCOP Aula3</text:p>
          </table:table-cell>
          <table:table-cell office:value-type="string">
            <text:p>192.168.203.1</text:p>
          </table:table-cell>
          <table:table-cell office:value-type="string">
            <text:p>00:90:27:75:B4:3E</text:p>
          </table:table-cell>
          <table:table-cell office:value-type="string">
            <text:p>255.255.255.0 </text:p>
          </table:table-cell>
          <table:table-cell table:style-name="ce5" office:value-type="string">
            <text:p>192.168.3.1</text:p>
          </table:table-cell>
          <table:table-cell table:number-columns-repeated="2"/>
          <table:table-cell office:value-type="string">
            <text:p>Aula3</text:p>
          </table:table-cell>
        </table:table-row>
        <table:table-row table:style-name="ro2">
          <table:table-cell table:style-name="ce2" office:value-type="string">
            <text:p>Switch </text:p>
          </table:table-cell>
          <table:table-cell office:value-type="string">
            <text:p>192.168.203.20</text:p>
          </table:table-cell>
          <table:table-cell/>
          <table:table-cell office:value-type="string">
            <text:p>255.255.255.0</text:p>
          </table:table-cell>
          <table:table-cell office:value-type="string">
            <text:p>192.168.203.1</text:p>
          </table:table-cell>
          <table:table-cell office:value-type="string">
            <text:p>-</text:p>
          </table:table-cell>
          <table:table-cell/>
          <table:table-cell office:value-type="string">
            <text:p>Aula3</text:p>
          </table:table-cell>
        </table:table-row>
        <table:table-row table:style-name="ro2">
          <table:table-cell table:style-name="ce2" office:value-type="string">
            <text:p>Punt Accés</text:p>
          </table:table-cell>
          <table:table-cell office:value-type="string">
            <text:p>192.168.203.21</text:p>
          </table:table-cell>
          <table:table-cell/>
          <table:table-cell office:value-type="string">
            <text:p>255.255.255.0</text:p>
          </table:table-cell>
          <table:table-cell office:value-type="string">
            <text:p>192.168.203.1</text:p>
          </table:table-cell>
          <table:table-cell table:number-columns-repeated="2"/>
          <table:table-cell office:value-type="string">
            <text:p>Aula3</text:p>
          </table:table-cell>
        </table:table-row>
        <table:table-row table:style-name="ro2">
          <table:table-cell table:style-name="ce2" office:value-type="string">
            <text:p>Professor </text:p>
          </table:table-cell>
          <table:table-cell office:value-type="string">
            <text:p>192.168.203.2</text:p>
          </table:table-cell>
          <table:table-cell office:value-type="string">
            <text:p>00:30:05:EB:39:6D</text:p>
          </table:table-cell>
          <table:table-cell office:value-type="string">
            <text:p>255.255.255.0</text:p>
          </table:table-cell>
          <table:table-cell office:value-type="string">
            <text:p>192.168.203.1</text:p>
          </table:table-cell>
          <table:table-cell office:value-type="string">
            <text:p>195.235.113.3</text:p>
          </table:table-cell>
          <table:table-cell office:value-type="string">
            <text:p>192.168.203.1</text:p>
          </table:table-cell>
          <table:table-cell office:value-type="string">
            <text:p>Aula3</text:p>
          </table:table-cell>
        </table:table-row>
        <table:table-row table:style-name="ro2">
          <table:table-cell table:style-name="ce4" office:value-type="string">
            <text:p>A3-03</text:p>
          </table:table-cell>
          <table:table-cell office:value-type="string">
            <text:p>192.168.203.3</text:p>
          </table:table-cell>
          <table:table-cell office:value-type="string">
            <text:p>00:13:8F:B5:A2:15</text:p>
          </table:table-cell>
          <table:table-cell office:value-type="string">
            <text:p>255.255.255.0</text:p>
          </table:table-cell>
          <table:table-cell office:value-type="string">
            <text:p>193.168.203.1</text:p>
          </table:table-cell>
          <table:table-cell office:value-type="string">
            <text:p>195.235.113.3</text:p>
          </table:table-cell>
          <table:table-cell office:value-type="string">
            <text:p>192.168.203.1</text:p>
          </table:table-cell>
          <table:table-cell office:value-type="string">
            <text:p>Aula3</text:p>
          </table:table-cell>
        </table:table-row>
        <table:table-row table:style-name="ro2">
          <table:table-cell table:style-name="ce4" office:value-type="string">
            <text:p>A3-04</text:p>
          </table:table-cell>
          <table:table-cell office:value-type="string">
            <text:p>192.168.203.4</text:p>
          </table:table-cell>
          <table:table-cell office:value-type="string">
            <text:p>00:13:8F:B5:A2:0D</text:p>
          </table:table-cell>
          <table:table-cell office:value-type="string">
            <text:p>255.255.255.0</text:p>
          </table:table-cell>
          <table:table-cell office:value-type="string">
            <text:p>194.168.203.1</text:p>
          </table:table-cell>
          <table:table-cell office:value-type="string">
            <text:p>195.235.113.3</text:p>
          </table:table-cell>
          <table:table-cell office:value-type="string">
            <text:p>192.168.203.1</text:p>
          </table:table-cell>
          <table:table-cell office:value-type="string">
            <text:p>Aula3</text:p>
          </table:table-cell>
        </table:table-row>
        <table:table-row table:style-name="ro2">
          <table:table-cell office:value-type="string">
            <text:p>A3-05</text:p>
          </table:table-cell>
          <table:table-cell office:value-type="string">
            <text:p>192.168.203.5</text:p>
          </table:table-cell>
          <table:table-cell office:value-type="string">
            <text:p>00:13:8F:B5:A2:31</text:p>
          </table:table-cell>
          <table:table-cell table:style-name="ce6" office:value-type="string">
            <text:p>255.255.255.0</text:p>
          </table:table-cell>
          <table:table-cell office:value-type="string">
            <text:p>195.168.203.1</text:p>
          </table:table-cell>
          <table:table-cell office:value-type="string">
            <text:p>195.235.113.3</text:p>
          </table:table-cell>
          <table:table-cell office:value-type="string">
            <text:p>192.168.203.1</text:p>
          </table:table-cell>
          <table:table-cell office:value-type="string">
            <text:p>Aula3</text:p>
          </table:table-cell>
        </table:table-row>
        <table:table-row table:style-name="ro2">
          <table:table-cell office:value-type="string">
            <text:p>A3-06</text:p>
          </table:table-cell>
          <table:table-cell office:value-type="string">
            <text:p>192.168.203.6</text:p>
          </table:table-cell>
          <table:table-cell office:value-type="string">
            <text:p>00:13:8F:B4:E6:92</text:p>
          </table:table-cell>
          <table:table-cell table:style-name="ce6" office:value-type="string">
            <text:p>255.255.255.0</text:p>
          </table:table-cell>
          <table:table-cell office:value-type="string">
            <text:p>196.168.203.1</text:p>
          </table:table-cell>
          <table:table-cell office:value-type="string">
            <text:p>195.235.113.3</text:p>
          </table:table-cell>
          <table:table-cell office:value-type="string">
            <text:p>192.168.203.1</text:p>
          </table:table-cell>
          <table:table-cell office:value-type="string">
            <text:p>Aula3</text:p>
          </table:table-cell>
        </table:table-row>
        <table:table-row table:style-name="ro2">
          <table:table-cell office:value-type="string">
            <text:p>A3-07</text:p>
          </table:table-cell>
          <table:table-cell office:value-type="string">
            <text:p>192.168.203.7</text:p>
          </table:table-cell>
          <table:table-cell office:value-type="string">
            <text:p>00:13:8F:B5:A1:5F</text:p>
          </table:table-cell>
          <table:table-cell table:style-name="ce6" office:value-type="string">
            <text:p>255.255.255.0</text:p>
          </table:table-cell>
          <table:table-cell office:value-type="string">
            <text:p>197.168.203.1</text:p>
          </table:table-cell>
          <table:table-cell office:value-type="string">
            <text:p>195.235.113.3</text:p>
          </table:table-cell>
          <table:table-cell office:value-type="string">
            <text:p>192.168.203.1</text:p>
          </table:table-cell>
          <table:table-cell office:value-type="string">
            <text:p>Aula3</text:p>
          </table:table-cell>
        </table:table-row>
        <table:table-row table:style-name="ro2">
          <table:table-cell office:value-type="string">
            <text:p>A3-08</text:p>
          </table:table-cell>
          <table:table-cell office:value-type="string">
            <text:p>192.168.203.8</text:p>
          </table:table-cell>
          <table:table-cell office:value-type="string">
            <text:p>00:13:8F:B5:A1:AE</text:p>
          </table:table-cell>
          <table:table-cell table:style-name="ce6" office:value-type="string">
            <text:p>255.255.255.0</text:p>
          </table:table-cell>
          <table:table-cell office:value-type="string">
            <text:p>198.168.203.1</text:p>
          </table:table-cell>
          <table:table-cell office:value-type="string">
            <text:p>195.235.113.3</text:p>
          </table:table-cell>
          <table:table-cell office:value-type="string">
            <text:p>192.168.203.1</text:p>
          </table:table-cell>
          <table:table-cell office:value-type="string">
            <text:p>Aula3</text:p>
          </table:table-cell>
        </table:table-row>
        <table:table-row table:style-name="ro2">
          <table:table-cell office:value-type="string">
            <text:p>A3-09</text:p>
          </table:table-cell>
          <table:table-cell office:value-type="string">
            <text:p>192.168.203.9</text:p>
          </table:table-cell>
          <table:table-cell office:value-type="string">
            <text:p>00:13:8F:B4:E7:22</text:p>
          </table:table-cell>
          <table:table-cell table:style-name="ce6" office:value-type="string">
            <text:p>255.255.255.0</text:p>
          </table:table-cell>
          <table:table-cell office:value-type="string">
            <text:p>199.168.203.1</text:p>
          </table:table-cell>
          <table:table-cell office:value-type="string">
            <text:p>195.235.113.3</text:p>
          </table:table-cell>
          <table:table-cell office:value-type="string">
            <text:p>192.168.203.1</text:p>
          </table:table-cell>
          <table:table-cell office:value-type="string">
            <text:p>Aula3</text:p>
          </table:table-cell>
        </table:table-row>
        <table:table-row table:style-name="ro2">
          <table:table-cell office:value-type="string">
            <text:p>A3-10</text:p>
          </table:table-cell>
          <table:table-cell office:value-type="string">
            <text:p>192.168.203.10</text:p>
          </table:table-cell>
          <table:table-cell office:value-type="string">
            <text:p>00:13:8F:B5:A2:1B</text:p>
          </table:table-cell>
          <table:table-cell table:style-name="ce6" office:value-type="string">
            <text:p>255.255.255.0</text:p>
          </table:table-cell>
          <table:table-cell office:value-type="string">
            <text:p>200.168.203.1</text:p>
          </table:table-cell>
          <table:table-cell office:value-type="string">
            <text:p>195.235.113.3</text:p>
          </table:table-cell>
          <table:table-cell office:value-type="string">
            <text:p>192.168.203.1</text:p>
          </table:table-cell>
          <table:table-cell office:value-type="string">
            <text:p>Aula3</text:p>
          </table:table-cell>
        </table:table-row>
        <table:table-row table:style-name="ro2">
          <table:table-cell office:value-type="string">
            <text:p>A3-11</text:p>
          </table:table-cell>
          <table:table-cell office:value-type="string">
            <text:p>192.168.203.11</text:p>
          </table:table-cell>
          <table:table-cell office:value-type="string">
            <text:p>00:13:8F:B4:24:8B</text:p>
          </table:table-cell>
          <table:table-cell table:style-name="ce6" office:value-type="string">
            <text:p>255.255.255.0</text:p>
          </table:table-cell>
          <table:table-cell office:value-type="string">
            <text:p>201.168.203.1</text:p>
          </table:table-cell>
          <table:table-cell office:value-type="string">
            <text:p>195.235.113.3</text:p>
          </table:table-cell>
          <table:table-cell office:value-type="string">
            <text:p>192.168.203.1</text:p>
          </table:table-cell>
          <table:table-cell office:value-type="string">
            <text:p>Aula3</text:p>
          </table:table-cell>
        </table:table-row>
        <table:table-row table:style-name="ro2">
          <table:table-cell office:value-type="string">
            <text:p>A3-12</text:p>
          </table:table-cell>
          <table:table-cell office:value-type="string">
            <text:p>192.168.203.12</text:p>
          </table:table-cell>
          <table:table-cell office:value-type="string">
            <text:p>00:13:8F:B5:A2:20</text:p>
          </table:table-cell>
          <table:table-cell table:style-name="ce6" office:value-type="string">
            <text:p>255.255.255.0</text:p>
          </table:table-cell>
          <table:table-cell office:value-type="string">
            <text:p>202.168.203.1</text:p>
          </table:table-cell>
          <table:table-cell office:value-type="string">
            <text:p>195.235.113.3</text:p>
          </table:table-cell>
          <table:table-cell office:value-type="string">
            <text:p>192.168.203.1</text:p>
          </table:table-cell>
          <table:table-cell office:value-type="string">
            <text:p>Aula3</text:p>
          </table:table-cell>
        </table:table-row>
        <table:table-row table:style-name="ro2">
          <table:table-cell office:value-type="string">
            <text:p>A3-13</text:p>
          </table:table-cell>
          <table:table-cell office:value-type="string">
            <text:p>192.168.203.13</text:p>
          </table:table-cell>
          <table:table-cell office:value-type="string">
            <text:p>00:13:8F:B4:E6:DF</text:p>
          </table:table-cell>
          <table:table-cell table:style-name="ce6" office:value-type="string">
            <text:p>255.255.255.0</text:p>
          </table:table-cell>
          <table:table-cell office:value-type="string">
            <text:p>203.168.203.1</text:p>
          </table:table-cell>
          <table:table-cell office:value-type="string">
            <text:p>195.235.113.3</text:p>
          </table:table-cell>
          <table:table-cell office:value-type="string">
            <text:p>192.168.203.1</text:p>
          </table:table-cell>
          <table:table-cell office:value-type="string">
            <text:p>Aula3</text:p>
          </table:table-cell>
        </table:table-row>
        <table:table-row table:style-name="ro2">
          <table:table-cell office:value-type="string">
            <text:p>A3-14</text:p>
          </table:table-cell>
          <table:table-cell office:value-type="string">
            <text:p>192.168.203.14</text:p>
          </table:table-cell>
          <table:table-cell office:value-type="string">
            <text:p>00:13:8F:B5:A2:2D</text:p>
          </table:table-cell>
          <table:table-cell table:style-name="ce6" office:value-type="string">
            <text:p>255.255.255.0</text:p>
          </table:table-cell>
          <table:table-cell office:value-type="string">
            <text:p>204.168.203.1</text:p>
          </table:table-cell>
          <table:table-cell office:value-type="string">
            <text:p>195.235.113.3</text:p>
          </table:table-cell>
          <table:table-cell office:value-type="string">
            <text:p>192.168.203.1</text:p>
          </table:table-cell>
          <table:table-cell office:value-type="string">
            <text:p>Aula3</text:p>
          </table:table-cell>
        </table:table-row>
        <table:table-row table:style-name="ro2">
          <table:table-cell office:value-type="string">
            <text:p>A3-15</text:p>
          </table:table-cell>
          <table:table-cell office:value-type="string">
            <text:p>192.168.203.15</text:p>
          </table:table-cell>
          <table:table-cell office:value-type="string">
            <text:p>00:13:8F:B5:A2:12</text:p>
          </table:table-cell>
          <table:table-cell table:style-name="ce6" office:value-type="string">
            <text:p>255.255.255.0</text:p>
          </table:table-cell>
          <table:table-cell office:value-type="string">
            <text:p>205.168.203.1</text:p>
          </table:table-cell>
          <table:table-cell office:value-type="string">
            <text:p>195.235.113.3</text:p>
          </table:table-cell>
          <table:table-cell office:value-type="string">
            <text:p>192.168.203.1</text:p>
          </table:table-cell>
          <table:table-cell office:value-type="string">
            <text:p>Aula3</text:p>
          </table:table-cell>
        </table:table-row>
        <table:table-row table:style-name="ro2">
          <table:table-cell office:value-type="string">
            <text:p>A3-16</text:p>
          </table:table-cell>
          <table:table-cell office:value-type="string">
            <text:p>192.168.203.16</text:p>
          </table:table-cell>
          <table:table-cell office:value-type="string">
            <text:p>00:13:8F:B5:A1:D5</text:p>
          </table:table-cell>
          <table:table-cell table:style-name="ce6" office:value-type="string">
            <text:p>255.255.255.0</text:p>
          </table:table-cell>
          <table:table-cell office:value-type="string">
            <text:p>206.168.203.1</text:p>
          </table:table-cell>
          <table:table-cell office:value-type="string">
            <text:p>195.235.113.3</text:p>
          </table:table-cell>
          <table:table-cell office:value-type="string">
            <text:p>192.168.203.1</text:p>
          </table:table-cell>
          <table:table-cell office:value-type="string">
            <text:p>Aula3</text:p>
          </table:table-cell>
        </table:table-row>
        <table:table-row table:style-name="ro2">
          <table:table-cell office:value-type="string">
            <text:p>A3-17</text:p>
          </table:table-cell>
          <table:table-cell office:value-type="string">
            <text:p>192.168.203.17</text:p>
          </table:table-cell>
          <table:table-cell office:value-type="string">
            <text:p>00-13-8F-B5-A1-E3</text:p>
          </table:table-cell>
          <table:table-cell table:style-name="ce6" office:value-type="string">
            <text:p>255.255.255.0</text:p>
          </table:table-cell>
          <table:table-cell office:value-type="string">
            <text:p>207.168.203.1</text:p>
          </table:table-cell>
          <table:table-cell office:value-type="string">
            <text:p>195.235.113.3</text:p>
          </table:table-cell>
          <table:table-cell office:value-type="string">
            <text:p>192.168.203.1</text:p>
          </table:table-cell>
          <table:table-cell office:value-type="string">
            <text:p>Aula3</text:p>
          </table:table-cell>
        </table:table-row>
        <table:table-row table:style-name="ro2">
          <table:table-cell office:value-type="string">
            <text:p>A3-18</text:p>
          </table:table-cell>
          <table:table-cell office:value-type="string">
            <text:p>192.168.203.18</text:p>
          </table:table-cell>
          <table:table-cell office:value-type="string">
            <text:p>00:13:8F:B5:A1:FA</text:p>
          </table:table-cell>
          <table:table-cell table:style-name="ce6" office:value-type="string">
            <text:p>255.255.255.0</text:p>
          </table:table-cell>
          <table:table-cell office:value-type="string">
            <text:p>208.168.203.1</text:p>
          </table:table-cell>
          <table:table-cell office:value-type="string">
            <text:p>195.235.113.3</text:p>
          </table:table-cell>
          <table:table-cell office:value-type="string">
            <text:p>192.168.203.1</text:p>
          </table:table-cell>
          <table:table-cell office:value-type="string">
            <text:p>Aula3</text:p>
          </table:table-cell>
        </table:table-row>
        <table:table-row table:style-name="ro2">
          <table:table-cell table:style-name="ce2" office:value-type="string">
            <text:p>IPCOP Aula4</text:p>
          </table:table-cell>
          <table:table-cell office:value-type="string">
            <text:p>192.168.204.1 </text:p>
          </table:table-cell>
          <table:table-cell office:value-type="string">
            <text:p>00:11:95:65:22:69</text:p>
          </table:table-cell>
          <table:table-cell table:style-name="ce6" office:value-type="string">
            <text:p>255.255.255.0</text:p>
          </table:table-cell>
          <table:table-cell table:number-columns-repeated="3"/>
          <table:table-cell office:value-type="string">
            <text:p>Aula4</text:p>
          </table:table-cell>
        </table:table-row>
        <table:table-row table:style-name="ro2">
          <table:table-cell table:style-name="ce2" office:value-type="string">
            <text:p>Switch </text:p>
          </table:table-cell>
          <table:table-cell office:value-type="string">
            <text:p>192.168.204.20</text:p>
          </table:table-cell>
          <table:table-cell/>
          <table:table-cell table:style-name="ce6" office:value-type="string">
            <text:p>255.255.255.0</text:p>
          </table:table-cell>
          <table:table-cell table:number-columns-repeated="3"/>
          <table:table-cell office:value-type="string">
            <text:p>Aula4</text:p>
          </table:table-cell>
        </table:table-row>
        <table:table-row table:style-name="ro2">
          <table:table-cell table:style-name="ce2" office:value-type="string">
            <text:p>Punt Accés</text:p>
          </table:table-cell>
          <table:table-cell office:value-type="string">
            <text:p>192.168.204.21</text:p>
          </table:table-cell>
          <table:table-cell/>
          <table:table-cell table:style-name="ce6" office:value-type="string">
            <text:p>255.255.255.0</text:p>
          </table:table-cell>
          <table:table-cell table:number-columns-repeated="3"/>
          <table:table-cell office:value-type="string">
            <text:p>Aula4</text:p>
          </table:table-cell>
        </table:table-row>
        <table:table-row table:style-name="ro2">
          <table:table-cell table:style-name="ce2" office:value-type="string">
            <text:p>Professor </text:p>
          </table:table-cell>
          <table:table-cell office:value-type="string">
            <text:p>192.168.204.2</text:p>
          </table:table-cell>
          <table:table-cell office:value-type="string">
            <text:p>00:30:05:EB:A2:FC</text:p>
          </table:table-cell>
          <table:table-cell table:style-name="ce6" office:value-type="string">
            <text:p>255.255.255.0</text:p>
          </table:table-cell>
          <table:table-cell table:number-columns-repeated="2" office:value-type="string">
            <text:p>192.168.204.1</text:p>
          </table:table-cell>
          <table:table-cell office:value-type="string">
            <text:p>213.4.132.1</text:p>
          </table:table-cell>
          <table:table-cell office:value-type="string">
            <text:p>Aula4</text:p>
          </table:table-cell>
        </table:table-row>
        <table:table-row table:style-name="ro2">
          <table:table-cell office:value-type="string">
            <text:p>A4-01</text:p>
          </table:table-cell>
          <table:table-cell office:value-type="string">
            <text:p>192.168.204.3</text:p>
          </table:table-cell>
          <table:table-cell office:value-type="string">
            <text:p>00:11:D8:4F:0F:B3</text:p>
          </table:table-cell>
          <table:table-cell table:style-name="ce6" office:value-type="string">
            <text:p>255.255.255.0</text:p>
          </table:table-cell>
          <table:table-cell office:value-type="string">
            <text:p>192.168.204.1</text:p>
          </table:table-cell>
          <table:table-cell office:value-type="string">
            <text:p>193.168.204.1</text:p>
          </table:table-cell>
          <table:table-cell office:value-type="string">
            <text:p>214.4.132.1</text:p>
          </table:table-cell>
          <table:table-cell office:value-type="string">
            <text:p>Aula4</text:p>
          </table:table-cell>
        </table:table-row>
        <table:table-row table:style-name="ro2">
          <table:table-cell office:value-type="string">
            <text:p>A4-02</text:p>
          </table:table-cell>
          <table:table-cell office:value-type="string">
            <text:p>192.168.204.4</text:p>
          </table:table-cell>
          <table:table-cell office:value-type="string">
            <text:p>00:11:D8:4F:1B:83</text:p>
          </table:table-cell>
          <table:table-cell table:style-name="ce6" office:value-type="string">
            <text:p>255.255.255.0</text:p>
          </table:table-cell>
          <table:table-cell office:value-type="string">
            <text:p>192.168.204.1</text:p>
          </table:table-cell>
          <table:table-cell office:value-type="string">
            <text:p>194.168.204.1</text:p>
          </table:table-cell>
          <table:table-cell office:value-type="string">
            <text:p>215.4.132.1</text:p>
          </table:table-cell>
          <table:table-cell office:value-type="string">
            <text:p>Aula4</text:p>
          </table:table-cell>
        </table:table-row>
        <table:table-row table:style-name="ro2">
          <table:table-cell office:value-type="string">
            <text:p>A4-03</text:p>
          </table:table-cell>
          <table:table-cell office:value-type="string">
            <text:p>192.168.204.5</text:p>
          </table:table-cell>
          <table:table-cell table:style-name="ce7" office:value-type="string">
            <text:p>00:11:D8:4F:13:AC</text:p>
          </table:table-cell>
          <table:table-cell table:style-name="ce6" office:value-type="string">
            <text:p>255.255.255.0</text:p>
          </table:table-cell>
          <table:table-cell office:value-type="string">
            <text:p>192.168.204.1</text:p>
          </table:table-cell>
          <table:table-cell office:value-type="string">
            <text:p>195.168.204.1</text:p>
          </table:table-cell>
          <table:table-cell office:value-type="string">
            <text:p>216.4.132.1</text:p>
          </table:table-cell>
          <table:table-cell office:value-type="string">
            <text:p>Aula4</text:p>
          </table:table-cell>
        </table:table-row>
        <table:table-row table:style-name="ro2">
          <table:table-cell office:value-type="string">
            <text:p>A4-04</text:p>
          </table:table-cell>
          <table:table-cell office:value-type="string">
            <text:p>192.168.204.6</text:p>
          </table:table-cell>
          <table:table-cell office:value-type="string">
            <text:p>00:11:D8:4F:22:A0</text:p>
          </table:table-cell>
          <table:table-cell table:style-name="ce6" office:value-type="string">
            <text:p>255.255.255.0</text:p>
          </table:table-cell>
          <table:table-cell office:value-type="string">
            <text:p>192.168.204.1</text:p>
          </table:table-cell>
          <table:table-cell office:value-type="string">
            <text:p>196.168.204.1</text:p>
          </table:table-cell>
          <table:table-cell office:value-type="string">
            <text:p>217.4.132.1</text:p>
          </table:table-cell>
          <table:table-cell office:value-type="string">
            <text:p>Aula4</text:p>
          </table:table-cell>
        </table:table-row>
        <table:table-row table:style-name="ro2">
          <table:table-cell office:value-type="string">
            <text:p>A4-05</text:p>
          </table:table-cell>
          <table:table-cell office:value-type="string">
            <text:p>192.168.204.7</text:p>
          </table:table-cell>
          <table:table-cell office:value-type="string">
            <text:p>00:11:D8:4F:22:9D</text:p>
          </table:table-cell>
          <table:table-cell table:style-name="ce6" office:value-type="string">
            <text:p>255.255.255.0</text:p>
          </table:table-cell>
          <table:table-cell office:value-type="string">
            <text:p>192.168.204.1</text:p>
          </table:table-cell>
          <table:table-cell office:value-type="string">
            <text:p>197.168.204.1</text:p>
          </table:table-cell>
          <table:table-cell office:value-type="string">
            <text:p>218.4.132.1</text:p>
          </table:table-cell>
          <table:table-cell office:value-type="string">
            <text:p>Aula4</text:p>
          </table:table-cell>
        </table:table-row>
        <table:table-row table:style-name="ro2">
          <table:table-cell office:value-type="string">
            <text:p>A4-06</text:p>
          </table:table-cell>
          <table:table-cell office:value-type="string">
            <text:p>192.168.204.8</text:p>
          </table:table-cell>
          <table:table-cell office:value-type="string">
            <text:p>00:11:2F:EE:C8:53</text:p>
          </table:table-cell>
          <table:table-cell table:style-name="ce6" office:value-type="string">
            <text:p>255.255.255.0</text:p>
          </table:table-cell>
          <table:table-cell office:value-type="string">
            <text:p>192.168.204.1</text:p>
          </table:table-cell>
          <table:table-cell office:value-type="string">
            <text:p>198.168.204.1</text:p>
          </table:table-cell>
          <table:table-cell office:value-type="string">
            <text:p>219.4.132.1</text:p>
          </table:table-cell>
          <table:table-cell office:value-type="string">
            <text:p>Aula4</text:p>
          </table:table-cell>
        </table:table-row>
        <table:table-row table:style-name="ro2">
          <table:table-cell office:value-type="string">
            <text:p>A4-07</text:p>
          </table:table-cell>
          <table:table-cell office:value-type="string">
            <text:p>192.168.204.9</text:p>
          </table:table-cell>
          <table:table-cell office:value-type="string">
            <text:p>00:15:E9:F1:B2:75</text:p>
          </table:table-cell>
          <table:table-cell table:style-name="ce6" office:value-type="string">
            <text:p>255.255.255.0</text:p>
          </table:table-cell>
          <table:table-cell office:value-type="string">
            <text:p>192.168.204.1</text:p>
          </table:table-cell>
          <table:table-cell office:value-type="string">
            <text:p>199.168.204.1</text:p>
          </table:table-cell>
          <table:table-cell office:value-type="string">
            <text:p>220.4.132.1</text:p>
          </table:table-cell>
          <table:table-cell office:value-type="string">
            <text:p>Aula4</text:p>
          </table:table-cell>
        </table:table-row>
        <table:table-row table:style-name="ro2">
          <table:table-cell office:value-type="string">
            <text:p>A4-08</text:p>
          </table:table-cell>
          <table:table-cell office:value-type="string">
            <text:p>192.168.204.10</text:p>
          </table:table-cell>
          <table:table-cell office:value-type="string">
            <text:p>00:11:D8:4F:22:6D</text:p>
          </table:table-cell>
          <table:table-cell table:style-name="ce6" office:value-type="string">
            <text:p>255.255.255.0</text:p>
          </table:table-cell>
          <table:table-cell office:value-type="string">
            <text:p>192.168.204.1</text:p>
          </table:table-cell>
          <table:table-cell office:value-type="string">
            <text:p>200.168.204.1</text:p>
          </table:table-cell>
          <table:table-cell office:value-type="string">
            <text:p>221.4.132.1</text:p>
          </table:table-cell>
          <table:table-cell office:value-type="string">
            <text:p>Aula4</text:p>
          </table:table-cell>
        </table:table-row>
        <table:table-row table:style-name="ro2">
          <table:table-cell office:value-type="string">
            <text:p>A4-09</text:p>
          </table:table-cell>
          <table:table-cell office:value-type="string">
            <text:p>192.168.204.11</text:p>
          </table:table-cell>
          <table:table-cell office:value-type="string">
            <text:p>00:11:D8:4F:0F:CF</text:p>
          </table:table-cell>
          <table:table-cell table:style-name="ce6" office:value-type="string">
            <text:p>255.255.255.0</text:p>
          </table:table-cell>
          <table:table-cell office:value-type="string">
            <text:p>192.168.204.1</text:p>
          </table:table-cell>
          <table:table-cell office:value-type="string">
            <text:p>201.168.204.1</text:p>
          </table:table-cell>
          <table:table-cell office:value-type="string">
            <text:p>222.4.132.1</text:p>
          </table:table-cell>
          <table:table-cell office:value-type="string">
            <text:p>Aula4</text:p>
          </table:table-cell>
        </table:table-row>
        <table:table-row table:style-name="ro2">
          <table:table-cell office:value-type="string">
            <text:p>A4-10</text:p>
          </table:table-cell>
          <table:table-cell office:value-type="string">
            <text:p>192.168.204.12</text:p>
          </table:table-cell>
          <table:table-cell office:value-type="string">
            <text:p>00:11:D8:4F:22:A3</text:p>
          </table:table-cell>
          <table:table-cell table:style-name="ce6" office:value-type="string">
            <text:p>255.255.255.0</text:p>
          </table:table-cell>
          <table:table-cell office:value-type="string">
            <text:p>192.168.204.1</text:p>
          </table:table-cell>
          <table:table-cell office:value-type="string">
            <text:p>202.168.204.1</text:p>
          </table:table-cell>
          <table:table-cell office:value-type="string">
            <text:p>223.4.132.1</text:p>
          </table:table-cell>
          <table:table-cell office:value-type="string">
            <text:p>Aula4</text:p>
          </table:table-cell>
        </table:table-row>
        <table:table-row table:style-name="ro2">
          <table:table-cell office:value-type="string">
            <text:p>A4-11</text:p>
          </table:table-cell>
          <table:table-cell office:value-type="string">
            <text:p>192.168.204.13</text:p>
          </table:table-cell>
          <table:table-cell office:value-type="string">
            <text:p>00:11:D8:4F:22:8F</text:p>
          </table:table-cell>
          <table:table-cell table:style-name="ce6" office:value-type="string">
            <text:p>255.255.255.0</text:p>
          </table:table-cell>
          <table:table-cell office:value-type="string">
            <text:p>192.168.204.1</text:p>
          </table:table-cell>
          <table:table-cell office:value-type="string">
            <text:p>203.168.204.1</text:p>
          </table:table-cell>
          <table:table-cell office:value-type="string">
            <text:p>224.4.132.1</text:p>
          </table:table-cell>
          <table:table-cell office:value-type="string">
            <text:p>Aula4</text:p>
          </table:table-cell>
        </table:table-row>
        <table:table-row table:style-name="ro2">
          <table:table-cell office:value-type="string">
            <text:p>A4-12</text:p>
          </table:table-cell>
          <table:table-cell office:value-type="string">
            <text:p>192.168.204.14</text:p>
          </table:table-cell>
          <table:table-cell office:value-type="string">
            <text:p>00:11:D8:4F:13:85</text:p>
          </table:table-cell>
          <table:table-cell table:style-name="ce6" office:value-type="string">
            <text:p>255.255.255.0</text:p>
          </table:table-cell>
          <table:table-cell office:value-type="string">
            <text:p>192.168.204.1</text:p>
          </table:table-cell>
          <table:table-cell office:value-type="string">
            <text:p>204.168.204.1</text:p>
          </table:table-cell>
          <table:table-cell office:value-type="string">
            <text:p>225.4.132.1</text:p>
          </table:table-cell>
          <table:table-cell office:value-type="string">
            <text:p>Aula4</text:p>
          </table:table-cell>
        </table:table-row>
        <table:table-row table:style-name="ro2">
          <table:table-cell office:value-type="string">
            <text:p>A4-13</text:p>
          </table:table-cell>
          <table:table-cell office:value-type="string">
            <text:p>192.168.204.15</text:p>
          </table:table-cell>
          <table:table-cell office:value-type="string">
            <text:p>00:11:D8:4F:22:9B</text:p>
          </table:table-cell>
          <table:table-cell table:style-name="ce6" office:value-type="string">
            <text:p>255.255.255.0</text:p>
          </table:table-cell>
          <table:table-cell office:value-type="string">
            <text:p>192.168.204.1</text:p>
          </table:table-cell>
          <table:table-cell office:value-type="string">
            <text:p>205.168.204.1</text:p>
          </table:table-cell>
          <table:table-cell office:value-type="string">
            <text:p>226.4.132.1</text:p>
          </table:table-cell>
          <table:table-cell office:value-type="string">
            <text:p>Aula4</text:p>
          </table:table-cell>
        </table:table-row>
        <table:table-row table:style-name="ro2">
          <table:table-cell office:value-type="string">
            <text:p>A4-14</text:p>
          </table:table-cell>
          <table:table-cell office:value-type="string">
            <text:p>192.168.204.16</text:p>
          </table:table-cell>
          <table:table-cell office:value-type="string">
            <text:p>00:11:D8:4F:22:32</text:p>
          </table:table-cell>
          <table:table-cell table:style-name="ce6" office:value-type="string">
            <text:p>255.255.255.0</text:p>
          </table:table-cell>
          <table:table-cell office:value-type="string">
            <text:p>192.168.204.1</text:p>
          </table:table-cell>
          <table:table-cell office:value-type="string">
            <text:p>206.168.204.1</text:p>
          </table:table-cell>
          <table:table-cell office:value-type="string">
            <text:p>227.4.132.1</text:p>
          </table:table-cell>
          <table:table-cell office:value-type="string">
            <text:p>Aula4</text:p>
          </table:table-cell>
        </table:table-row>
        <table:table-row table:style-name="ro2">
          <table:table-cell office:value-type="string">
            <text:p>A4-15</text:p>
          </table:table-cell>
          <table:table-cell office:value-type="string">
            <text:p>192.168.204.17</text:p>
          </table:table-cell>
          <table:table-cell office:value-type="string">
            <text:p>00:11:D8:4F:12:9D</text:p>
          </table:table-cell>
          <table:table-cell table:style-name="ce6" office:value-type="string">
            <text:p>255.255.255.0</text:p>
          </table:table-cell>
          <table:table-cell office:value-type="string">
            <text:p>192.168.204.1</text:p>
          </table:table-cell>
          <table:table-cell office:value-type="string">
            <text:p>207.168.204.1</text:p>
          </table:table-cell>
          <table:table-cell office:value-type="string">
            <text:p>228.4.132.1</text:p>
          </table:table-cell>
          <table:table-cell office:value-type="string">
            <text:p>Aula4</text:p>
          </table:table-cell>
        </table:table-row>
        <table:table-row table:style-name="ro2">
          <table:table-cell table:style-name="ce2" office:value-type="string">
            <text:p>IPCOP Aula5</text:p>
          </table:table-cell>
          <table:table-cell office:value-type="string">
            <text:p>192.168.205.1 </text:p>
          </table:table-cell>
          <table:table-cell office:value-type="string">
            <text:p>00:00:1C:81:25:A9</text:p>
          </table:table-cell>
          <table:table-cell office:value-type="string">
            <text:p>255.255.255.0 </text:p>
          </table:table-cell>
          <table:table-cell table:number-columns-repeated="3"/>
          <table:table-cell office:value-type="string">
            <text:p>Aula5</text:p>
          </table:table-cell>
        </table:table-row>
        <table:table-row table:style-name="ro2">
          <table:table-cell table:style-name="ce4" office:value-type="string">
            <text:p>Switch</text:p>
          </table:table-cell>
          <table:table-cell office:value-type="string">
            <text:p>192.168.205.20</text:p>
          </table:table-cell>
          <table:table-cell office:value-type="string">
            <text:p>00:15:FA:9E:74:00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5.1</text:p>
          </table:table-cell>
          <table:table-cell office:value-type="string">
            <text:p>195.235.113.3</text:p>
          </table:table-cell>
          <table:table-cell office:value-type="string">
            <text:p>Aula5</text:p>
          </table:table-cell>
        </table:table-row>
        <table:table-row table:style-name="ro2">
          <table:table-cell table:style-name="ce4" office:value-type="string">
            <text:p>Punt Accés</text:p>
          </table:table-cell>
          <table:table-cell office:value-type="string">
            <text:p>192.168.205.21</text:p>
          </table:table-cell>
          <table:table-cell office:value-type="string">
            <text:p>00:80:5A:4B:88:87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5.1</text:p>
          </table:table-cell>
          <table:table-cell office:value-type="string">
            <text:p>195.235.113.3</text:p>
          </table:table-cell>
          <table:table-cell office:value-type="string">
            <text:p>Aula5</text:p>
          </table:table-cell>
        </table:table-row>
        <table:table-row table:style-name="ro2">
          <table:table-cell table:style-name="ce2" office:value-type="string">
            <text:p>Professor </text:p>
          </table:table-cell>
          <table:table-cell office:value-type="string">
            <text:p>192.168.205.2</text:p>
          </table:table-cell>
          <table:table-cell office:value-type="string">
            <text:p>00:30:05:EB:3A:B5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5.1</text:p>
          </table:table-cell>
          <table:table-cell office:value-type="string">
            <text:p>195.235.113.3</text:p>
          </table:table-cell>
          <table:table-cell office:value-type="string">
            <text:p>Aula5</text:p>
          </table:table-cell>
        </table:table-row>
        <table:table-row table:style-name="ro2">
          <table:table-cell table:style-name="ce4" office:value-type="string">
            <text:p>A5-01</text:p>
          </table:table-cell>
          <table:table-cell office:value-type="string">
            <text:p>192.168.205.3</text:p>
          </table:table-cell>
          <table:table-cell office:value-type="string">
            <text:p>00:19:66:0E:92:42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5.1</text:p>
          </table:table-cell>
          <table:table-cell office:value-type="string">
            <text:p>195.235.113.3</text:p>
          </table:table-cell>
          <table:table-cell office:value-type="string">
            <text:p>Aula5</text:p>
          </table:table-cell>
        </table:table-row>
        <table:table-row table:style-name="ro2">
          <table:table-cell table:style-name="ce4" office:value-type="string">
            <text:p>A5-02</text:p>
          </table:table-cell>
          <table:table-cell office:value-type="string">
            <text:p>192.168.205.4</text:p>
          </table:table-cell>
          <table:table-cell office:value-type="string">
            <text:p>00:19:66:08:F7:FC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5.1</text:p>
          </table:table-cell>
          <table:table-cell office:value-type="string">
            <text:p>195.235.113.3</text:p>
          </table:table-cell>
          <table:table-cell office:value-type="string">
            <text:p>Aula5</text:p>
          </table:table-cell>
        </table:table-row>
        <table:table-row table:style-name="ro2">
          <table:table-cell table:style-name="ce4" office:value-type="string">
            <text:p>A5-03</text:p>
          </table:table-cell>
          <table:table-cell office:value-type="string">
            <text:p>192.168.205.5</text:p>
          </table:table-cell>
          <table:table-cell office:value-type="string">
            <text:p>00:19:66:0E:92:81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5.1</text:p>
          </table:table-cell>
          <table:table-cell office:value-type="string">
            <text:p>195.235.113.3</text:p>
          </table:table-cell>
          <table:table-cell office:value-type="string">
            <text:p>Aula5</text:p>
          </table:table-cell>
        </table:table-row>
        <table:table-row table:style-name="ro2">
          <table:table-cell table:style-name="ce4" office:value-type="string">
            <text:p>A5-04</text:p>
          </table:table-cell>
          <table:table-cell office:value-type="string">
            <text:p>192.168.205.6</text:p>
          </table:table-cell>
          <table:table-cell office:value-type="string">
            <text:p>00:19:66:0E:92:44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5.1</text:p>
          </table:table-cell>
          <table:table-cell office:value-type="string">
            <text:p>195.235.113.3</text:p>
          </table:table-cell>
          <table:table-cell office:value-type="string">
            <text:p>Aula5</text:p>
          </table:table-cell>
        </table:table-row>
        <table:table-row table:style-name="ro2">
          <table:table-cell table:style-name="ce4" office:value-type="string">
            <text:p>A5-05</text:p>
          </table:table-cell>
          <table:table-cell office:value-type="string">
            <text:p>192.168.205.7</text:p>
          </table:table-cell>
          <table:table-cell office:value-type="string">
            <text:p>00:19:66:0E:8F:59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5.1</text:p>
          </table:table-cell>
          <table:table-cell office:value-type="string">
            <text:p>195.235.113.3</text:p>
          </table:table-cell>
          <table:table-cell office:value-type="string">
            <text:p>Aula5</text:p>
          </table:table-cell>
        </table:table-row>
        <table:table-row table:style-name="ro2">
          <table:table-cell table:style-name="ce4" office:value-type="string">
            <text:p>A5-06</text:p>
          </table:table-cell>
          <table:table-cell office:value-type="string">
            <text:p>192.168.205.8</text:p>
          </table:table-cell>
          <table:table-cell office:value-type="string">
            <text:p>00:19:66:0E:27:84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5.1</text:p>
          </table:table-cell>
          <table:table-cell office:value-type="string">
            <text:p>195.235.113.3</text:p>
          </table:table-cell>
          <table:table-cell office:value-type="string">
            <text:p>Aula5</text:p>
          </table:table-cell>
        </table:table-row>
        <table:table-row table:style-name="ro2">
          <table:table-cell table:style-name="ce4" office:value-type="string">
            <text:p>A5-07</text:p>
          </table:table-cell>
          <table:table-cell office:value-type="string">
            <text:p>192.168.205.9</text:p>
          </table:table-cell>
          <table:table-cell office:value-type="string">
            <text:p>00:19:66:0E:92:75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5.1</text:p>
          </table:table-cell>
          <table:table-cell office:value-type="string">
            <text:p>195.235.113.3</text:p>
          </table:table-cell>
          <table:table-cell office:value-type="string">
            <text:p>Aula5</text:p>
          </table:table-cell>
        </table:table-row>
        <table:table-row table:style-name="ro2">
          <table:table-cell table:style-name="ce4" office:value-type="string">
            <text:p>A5-08</text:p>
          </table:table-cell>
          <table:table-cell office:value-type="string">
            <text:p>192.168.205.10</text:p>
          </table:table-cell>
          <table:table-cell office:value-type="string">
            <text:p>00:19:66:0E:90:46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5.1</text:p>
          </table:table-cell>
          <table:table-cell office:value-type="string">
            <text:p>195.235.113.3</text:p>
          </table:table-cell>
          <table:table-cell office:value-type="string">
            <text:p>Aula5</text:p>
          </table:table-cell>
        </table:table-row>
        <table:table-row table:style-name="ro2">
          <table:table-cell table:style-name="ce4" office:value-type="string">
            <text:p>A5-09</text:p>
          </table:table-cell>
          <table:table-cell office:value-type="string">
            <text:p>192.168.205.12</text:p>
          </table:table-cell>
          <table:table-cell office:value-type="string">
            <text:p>00:19:66:0E:27:88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5.1</text:p>
          </table:table-cell>
          <table:table-cell office:value-type="string">
            <text:p>195.235.113.3</text:p>
          </table:table-cell>
          <table:table-cell office:value-type="string">
            <text:p>Aula5</text:p>
          </table:table-cell>
        </table:table-row>
        <table:table-row table:style-name="ro2">
          <table:table-cell table:style-name="ce4" office:value-type="string">
            <text:p>A5-10</text:p>
          </table:table-cell>
          <table:table-cell office:value-type="string">
            <text:p>192.168.205.13</text:p>
          </table:table-cell>
          <table:table-cell office:value-type="string">
            <text:p>00:19:66:0E:92:76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5.1</text:p>
          </table:table-cell>
          <table:table-cell office:value-type="string">
            <text:p>195.235.113.3</text:p>
          </table:table-cell>
          <table:table-cell office:value-type="string">
            <text:p>Aula5</text:p>
          </table:table-cell>
        </table:table-row>
        <table:table-row table:style-name="ro2">
          <table:table-cell table:style-name="ce4" office:value-type="string">
            <text:p>A5-11</text:p>
          </table:table-cell>
          <table:table-cell office:value-type="string">
            <text:p>192.168.205.14</text:p>
          </table:table-cell>
          <table:table-cell office:value-type="string">
            <text:p>00:19:66:0E:92:4D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5.1</text:p>
          </table:table-cell>
          <table:table-cell office:value-type="string">
            <text:p>195.235.113.3</text:p>
          </table:table-cell>
          <table:table-cell office:value-type="string">
            <text:p>Aula5</text:p>
          </table:table-cell>
        </table:table-row>
        <table:table-row table:style-name="ro2">
          <table:table-cell table:style-name="ce4" office:value-type="string">
            <text:p>A5-12</text:p>
          </table:table-cell>
          <table:table-cell office:value-type="string">
            <text:p>192.168.205.15</text:p>
          </table:table-cell>
          <table:table-cell office:value-type="string">
            <text:p>00:19:66:36:A5:16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5.1</text:p>
          </table:table-cell>
          <table:table-cell office:value-type="string">
            <text:p>195.235.113.3</text:p>
          </table:table-cell>
          <table:table-cell office:value-type="string">
            <text:p>Aula5</text:p>
          </table:table-cell>
        </table:table-row>
        <table:table-row table:style-name="ro2">
          <table:table-cell table:style-name="ce4" office:value-type="string">
            <text:p>A5-13</text:p>
          </table:table-cell>
          <table:table-cell office:value-type="string">
            <text:p>192.168.205.16</text:p>
          </table:table-cell>
          <table:table-cell office:value-type="string">
            <text:p>00:19:66:0E:92:8B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5.1</text:p>
          </table:table-cell>
          <table:table-cell office:value-type="string">
            <text:p>195.235.113.3</text:p>
          </table:table-cell>
          <table:table-cell office:value-type="string">
            <text:p>Aula5</text:p>
          </table:table-cell>
        </table:table-row>
        <table:table-row table:style-name="ro2">
          <table:table-cell table:style-name="ce4" office:value-type="string">
            <text:p>A5-14</text:p>
          </table:table-cell>
          <table:table-cell office:value-type="string">
            <text:p>192.168.205.17</text:p>
          </table:table-cell>
          <table:table-cell office:value-type="string">
            <text:p>00:19:66:08:F7:E1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5.1</text:p>
          </table:table-cell>
          <table:table-cell office:value-type="string">
            <text:p>195.235.113.3</text:p>
          </table:table-cell>
          <table:table-cell office:value-type="string">
            <text:p>Aula5</text:p>
          </table:table-cell>
        </table:table-row>
        <table:table-row table:style-name="ro2">
          <table:table-cell table:style-name="ce4" office:value-type="string">
            <text:p>A5-15</text:p>
          </table:table-cell>
          <table:table-cell office:value-type="string">
            <text:p>192.168.205.18</text:p>
          </table:table-cell>
          <table:table-cell office:value-type="string">
            <text:p>00:19:66:0E:D1:98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5.1</text:p>
          </table:table-cell>
          <table:table-cell office:value-type="string">
            <text:p>195.235.113.3</text:p>
          </table:table-cell>
          <table:table-cell office:value-type="string">
            <text:p>Aula5</text:p>
          </table:table-cell>
        </table:table-row>
        <table:table-row table:style-name="ro2">
          <table:table-cell table:style-name="ce4" office:value-type="string">
            <text:p>A5-16</text:p>
          </table:table-cell>
          <table:table-cell office:value-type="string">
            <text:p>192.168.205.11</text:p>
          </table:table-cell>
          <table:table-cell office:value-type="string">
            <text:p>00:19:66:0E:92:7A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5.1</text:p>
          </table:table-cell>
          <table:table-cell office:value-type="string">
            <text:p>195.235.113.3</text:p>
          </table:table-cell>
          <table:table-cell office:value-type="string">
            <text:p>Aula5</text:p>
          </table:table-cell>
        </table:table-row>
        <table:table-row table:style-name="ro2">
          <table:table-cell table:style-name="ce2" office:value-type="string">
            <text:p>IPCOP Aula6</text:p>
          </table:table-cell>
          <table:table-cell office:value-type="string">
            <text:p>192.168.206.1</text:p>
          </table:table-cell>
          <table:table-cell office:value-type="string">
            <text:p>00:00:E2:1A:AB:1E</text:p>
          </table:table-cell>
          <table:table-cell office:value-type="string">
            <text:p>255.255.255.0</text:p>
          </table:table-cell>
          <table:table-cell table:number-columns-repeated="3"/>
          <table:table-cell office:value-type="string">
            <text:p>Aula6</text:p>
          </table:table-cell>
        </table:table-row>
        <table:table-row table:style-name="ro2">
          <table:table-cell table:style-name="ce4" office:value-type="string">
            <text:p>Switch</text:p>
          </table:table-cell>
          <table:table-cell office:value-type="string">
            <text:p>192.168.206.20</text:p>
          </table:table-cell>
          <table:table-cell office:value-type="string">
            <text:p>00:14:69:DE:08:40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6.1</text:p>
          </table:table-cell>
          <table:table-cell office:value-type="string">
            <text:p>195.235.113.3</text:p>
          </table:table-cell>
          <table:table-cell office:value-type="string">
            <text:p>Aula6</text:p>
          </table:table-cell>
        </table:table-row>
        <table:table-row table:style-name="ro2">
          <table:table-cell table:style-name="ce4" office:value-type="string">
            <text:p>Punt Accés</text:p>
          </table:table-cell>
          <table:table-cell office:value-type="string">
            <text:p>192.168.206.21</text:p>
          </table:table-cell>
          <table:table-cell office:value-type="string">
            <text:p>00:80:5A:27:38:9B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6.1</text:p>
          </table:table-cell>
          <table:table-cell office:value-type="string">
            <text:p>196.235.113.3</text:p>
          </table:table-cell>
          <table:table-cell office:value-type="string">
            <text:p>Aula6</text:p>
          </table:table-cell>
        </table:table-row>
        <table:table-row table:style-name="ro2">
          <table:table-cell table:style-name="ce2" office:value-type="string">
            <text:p>Professor </text:p>
          </table:table-cell>
          <table:table-cell office:value-type="string">
            <text:p>192.168.206.2</text:p>
          </table:table-cell>
          <table:table-cell office:value-type="string">
            <text:p>00:30:05:EB:38:0C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6.1</text:p>
          </table:table-cell>
          <table:table-cell office:value-type="string">
            <text:p>197.235.113.3</text:p>
          </table:table-cell>
          <table:table-cell office:value-type="string">
            <text:p>Aula6</text:p>
          </table:table-cell>
        </table:table-row>
        <table:table-row table:style-name="ro2">
          <table:table-cell office:value-type="string">
            <text:p>A6-01</text:p>
          </table:table-cell>
          <table:table-cell office:value-type="string">
            <text:p>192.168.206.3</text:p>
          </table:table-cell>
          <table:table-cell office:value-type="string">
            <text:p>00:13:8F:BC:70:9D 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6.1</text:p>
          </table:table-cell>
          <table:table-cell office:value-type="string">
            <text:p>198.235.113.3</text:p>
          </table:table-cell>
          <table:table-cell office:value-type="string">
            <text:p>Aula6</text:p>
          </table:table-cell>
        </table:table-row>
        <table:table-row table:style-name="ro2">
          <table:table-cell office:value-type="string">
            <text:p>A6-02</text:p>
          </table:table-cell>
          <table:table-cell office:value-type="string">
            <text:p>192.168.206.4</text:p>
          </table:table-cell>
          <table:table-cell office:value-type="string">
            <text:p>00:13:8F:DB:85:79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6.1</text:p>
          </table:table-cell>
          <table:table-cell office:value-type="string">
            <text:p>199.235.113.3</text:p>
          </table:table-cell>
          <table:table-cell office:value-type="string">
            <text:p>Aula6</text:p>
          </table:table-cell>
        </table:table-row>
        <table:table-row table:style-name="ro2">
          <table:table-cell office:value-type="string">
            <text:p>A6-03</text:p>
          </table:table-cell>
          <table:table-cell office:value-type="string">
            <text:p>192.168.206.5</text:p>
          </table:table-cell>
          <table:table-cell office:value-type="string">
            <text:p>00:13:8F:BC:6F:94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6.1</text:p>
          </table:table-cell>
          <table:table-cell office:value-type="string">
            <text:p>200.235.113.3</text:p>
          </table:table-cell>
          <table:table-cell office:value-type="string">
            <text:p>Aula6</text:p>
          </table:table-cell>
        </table:table-row>
        <table:table-row table:style-name="ro2">
          <table:table-cell office:value-type="string">
            <text:p>A6-04</text:p>
          </table:table-cell>
          <table:table-cell office:value-type="string">
            <text:p>192.168.206.6</text:p>
          </table:table-cell>
          <table:table-cell office:value-type="string">
            <text:p>00:13:8F:BC:70:79 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6.1</text:p>
          </table:table-cell>
          <table:table-cell office:value-type="string">
            <text:p>201.235.113.3</text:p>
          </table:table-cell>
          <table:table-cell office:value-type="string">
            <text:p>Aula6</text:p>
          </table:table-cell>
        </table:table-row>
        <table:table-row table:style-name="ro2">
          <table:table-cell office:value-type="string">
            <text:p>A6-05</text:p>
          </table:table-cell>
          <table:table-cell office:value-type="string">
            <text:p>192.168.206.7</text:p>
          </table:table-cell>
          <table:table-cell office:value-type="string">
            <text:p>00:13:8F:BC:70:85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6.1</text:p>
          </table:table-cell>
          <table:table-cell office:value-type="string">
            <text:p>202.235.113.3</text:p>
          </table:table-cell>
          <table:table-cell office:value-type="string">
            <text:p>Aula6</text:p>
          </table:table-cell>
        </table:table-row>
        <table:table-row table:style-name="ro2">
          <table:table-cell office:value-type="string">
            <text:p>A6-06</text:p>
          </table:table-cell>
          <table:table-cell office:value-type="string">
            <text:p>192.168.206.8</text:p>
          </table:table-cell>
          <table:table-cell office:value-type="string">
            <text:p>00:13:8F:BC:6E:E0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6.1</text:p>
          </table:table-cell>
          <table:table-cell office:value-type="string">
            <text:p>203.235.113.3</text:p>
          </table:table-cell>
          <table:table-cell office:value-type="string">
            <text:p>Aula6</text:p>
          </table:table-cell>
        </table:table-row>
        <table:table-row table:style-name="ro2">
          <table:table-cell office:value-type="string">
            <text:p>A6-07</text:p>
          </table:table-cell>
          <table:table-cell office:value-type="string">
            <text:p>192.168.206.9</text:p>
          </table:table-cell>
          <table:table-cell office:value-type="string">
            <text:p>00:13:8F:BC:70:8C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6.1</text:p>
          </table:table-cell>
          <table:table-cell office:value-type="string">
            <text:p>204.235.113.3</text:p>
          </table:table-cell>
          <table:table-cell office:value-type="string">
            <text:p>Aula6</text:p>
          </table:table-cell>
        </table:table-row>
        <table:table-row table:style-name="ro2">
          <table:table-cell office:value-type="string">
            <text:p>A6-08</text:p>
          </table:table-cell>
          <table:table-cell office:value-type="string">
            <text:p>192.168.206.10</text:p>
          </table:table-cell>
          <table:table-cell office:value-type="string">
            <text:p>00:13:8F:BC:70:A9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6.1</text:p>
          </table:table-cell>
          <table:table-cell office:value-type="string">
            <text:p>205.235.113.3</text:p>
          </table:table-cell>
          <table:table-cell office:value-type="string">
            <text:p>Aula6</text:p>
          </table:table-cell>
        </table:table-row>
        <table:table-row table:style-name="ro2">
          <table:table-cell office:value-type="string">
            <text:p>A6-09</text:p>
          </table:table-cell>
          <table:table-cell office:value-type="string">
            <text:p>192.168.206.11</text:p>
          </table:table-cell>
          <table:table-cell office:value-type="string">
            <text:p>00:13:8F:BC:70:82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6.1</text:p>
          </table:table-cell>
          <table:table-cell office:value-type="string">
            <text:p>206.235.113.3</text:p>
          </table:table-cell>
          <table:table-cell office:value-type="string">
            <text:p>Aula6</text:p>
          </table:table-cell>
        </table:table-row>
        <table:table-row table:style-name="ro2">
          <table:table-cell office:value-type="string">
            <text:p>A6-10</text:p>
          </table:table-cell>
          <table:table-cell office:value-type="string">
            <text:p>192.168.206.12</text:p>
          </table:table-cell>
          <table:table-cell office:value-type="string">
            <text:p>00:13:8F:BC:70:84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6.1</text:p>
          </table:table-cell>
          <table:table-cell office:value-type="string">
            <text:p>207.235.113.3</text:p>
          </table:table-cell>
          <table:table-cell office:value-type="string">
            <text:p>Aula6</text:p>
          </table:table-cell>
        </table:table-row>
        <table:table-row table:style-name="ro2">
          <table:table-cell office:value-type="string">
            <text:p>A6-11</text:p>
          </table:table-cell>
          <table:table-cell office:value-type="string">
            <text:p>192.168.206.13</text:p>
          </table:table-cell>
          <table:table-cell office:value-type="string">
            <text:p>00:13:8F:BC:70:90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6.1</text:p>
          </table:table-cell>
          <table:table-cell office:value-type="string">
            <text:p>208.235.113.3</text:p>
          </table:table-cell>
          <table:table-cell office:value-type="string">
            <text:p>Aula6</text:p>
          </table:table-cell>
        </table:table-row>
        <table:table-row table:style-name="ro2">
          <table:table-cell office:value-type="string">
            <text:p>A6-12</text:p>
          </table:table-cell>
          <table:table-cell office:value-type="string">
            <text:p>192.168.206.14</text:p>
          </table:table-cell>
          <table:table-cell office:value-type="string">
            <text:p>00:13:8F:BC:70:80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6.1</text:p>
          </table:table-cell>
          <table:table-cell office:value-type="string">
            <text:p>209.235.113.3</text:p>
          </table:table-cell>
          <table:table-cell office:value-type="string">
            <text:p>Aula6</text:p>
          </table:table-cell>
        </table:table-row>
        <table:table-row table:style-name="ro2">
          <table:table-cell office:value-type="string">
            <text:p>A6-13</text:p>
          </table:table-cell>
          <table:table-cell office:value-type="string">
            <text:p>192.168.206.15</text:p>
          </table:table-cell>
          <table:table-cell office:value-type="string">
            <text:p>00:13:8F:B4:2C:DB 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6.1</text:p>
          </table:table-cell>
          <table:table-cell office:value-type="string">
            <text:p>210.235.113.3</text:p>
          </table:table-cell>
          <table:table-cell office:value-type="string">
            <text:p>Aula6</text:p>
          </table:table-cell>
        </table:table-row>
        <table:table-row table:style-name="ro2">
          <table:table-cell office:value-type="string">
            <text:p>A6-14</text:p>
          </table:table-cell>
          <table:table-cell office:value-type="string">
            <text:p>192.168.206.16</text:p>
          </table:table-cell>
          <table:table-cell office:value-type="string">
            <text:p>00:13:8F:BC:70:A5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6.1</text:p>
          </table:table-cell>
          <table:table-cell office:value-type="string">
            <text:p>211.235.113.3</text:p>
          </table:table-cell>
          <table:table-cell office:value-type="string">
            <text:p>Aula6</text:p>
          </table:table-cell>
        </table:table-row>
        <table:table-row table:style-name="ro2">
          <table:table-cell office:value-type="string">
            <text:p>A6-15</text:p>
          </table:table-cell>
          <table:table-cell office:value-type="string">
            <text:p>192.168.206.17</text:p>
          </table:table-cell>
          <table:table-cell office:value-type="string">
            <text:p>00:13:8F:BC:70:7C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6.1</text:p>
          </table:table-cell>
          <table:table-cell office:value-type="string">
            <text:p>212.235.113.3</text:p>
          </table:table-cell>
          <table:table-cell office:value-type="string">
            <text:p>Aula6</text:p>
          </table:table-cell>
        </table:table-row>
        <table:table-row table:style-name="ro2">
          <table:table-cell office:value-type="string">
            <text:p>A6-16</text:p>
          </table:table-cell>
          <table:table-cell office:value-type="string">
            <text:p>192.168.206.18</text:p>
          </table:table-cell>
          <table:table-cell office:value-type="string">
            <text:p>00:13:8F:BC:6B:29 </text:p>
          </table:table-cell>
          <table:table-cell office:value-type="string">
            <text:p>255.255.255.0</text:p>
          </table:table-cell>
          <table:table-cell table:number-columns-repeated="2" office:value-type="string">
            <text:p>192.168.206.1</text:p>
          </table:table-cell>
          <table:table-cell office:value-type="string">
            <text:p>213.235.113.3</text:p>
          </table:table-cell>
          <table:table-cell office:value-type="string">
            <text:p>Aula6</text:p>
          </table:table-cell>
        </table:table-row>
        <table:table-row table:style-name="ro2">
          <table:table-cell table:style-name="ce2" office:value-type="string">
            <text:p>IPCOP Aula7</text:p>
          </table:table-cell>
          <table:table-cell office:value-type="string">
            <text:p>192.168.207.1 </text:p>
          </table:table-cell>
          <table:table-cell office:value-type="string">
            <text:p>00:90:27:A7:11:E1 </text:p>
          </table:table-cell>
          <table:table-cell table:style-name="ce6" office:value-type="string">
            <text:p>255.255.255.0 </text:p>
          </table:table-cell>
          <table:table-cell table:number-columns-repeated="2" office:value-type="string">
            <text:p>-</text:p>
          </table:table-cell>
          <table:table-cell office:value-type="string">
            <text:p>- </text:p>
          </table:table-cell>
          <table:table-cell office:value-type="string">
            <text:p>Aula7</text:p>
          </table:table-cell>
        </table:table-row>
        <table:table-row table:style-name="ro2">
          <table:table-cell office:value-type="string">
            <text:p>Switch </text:p>
          </table:table-cell>
          <table:table-cell office:value-type="string">
            <text:p>192.168.207.20 </text:p>
          </table:table-cell>
          <table:table-cell office:value-type="string">
            <text:p>00:15:FA:ES:46:00 </text:p>
          </table:table-cell>
          <table:table-cell table:style-name="ce6" office:value-type="string">
            <text:p>255.255.255.0 </text:p>
          </table:table-cell>
          <table:table-cell table:number-columns-repeated="2" office:value-type="string">
            <text:p>-</text:p>
          </table:table-cell>
          <table:table-cell office:value-type="string">
            <text:p>- </text:p>
          </table:table-cell>
          <table:table-cell office:value-type="string">
            <text:p>Aula7</text:p>
          </table:table-cell>
        </table:table-row>
        <table:table-row table:style-name="ro2">
          <table:table-cell office:value-type="string">
            <text:p>Punt Accés</text:p>
          </table:table-cell>
          <table:table-cell table:number-columns-repeated="2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3" office:value-type="string">
            <text:p>-</text:p>
          </table:table-cell>
          <table:table-cell office:value-type="string">
            <text:p>Aula7</text:p>
          </table:table-cell>
        </table:table-row>
        <table:table-row table:style-name="ro2">
          <table:table-cell office:value-type="string">
            <text:p>Professor </text:p>
          </table:table-cell>
          <table:table-cell office:value-type="string">
            <text:p>192.168.207.2 </text:p>
          </table:table-cell>
          <table:table-cell office:value-type="string">
            <text:p>00:30:05:EB:38:11 </text:p>
          </table:table-cell>
          <table:table-cell table:style-name="ce6" office:value-type="string">
            <text:p>255.255.255.0 </text:p>
          </table:table-cell>
          <table:table-cell table:number-columns-repeated="2" office:value-type="string">
            <text:p>192.168.207.1 </text:p>
          </table:table-cell>
          <table:table-cell office:value-type="string">
            <text:p>195.235.113.3 </text:p>
          </table:table-cell>
          <table:table-cell office:value-type="string">
            <text:p>Aula7</text:p>
          </table:table-cell>
        </table:table-row>
        <table:table-row table:style-name="ro2">
          <table:table-cell office:value-type="string">
            <text:p>A07-03 </text:p>
          </table:table-cell>
          <table:table-cell office:value-type="string">
            <text:p>192.168.207.3 </text:p>
          </table:table-cell>
          <table:table-cell office:value-type="string">
            <text:p>00:17:A4:42:A8:1B </text:p>
          </table:table-cell>
          <table:table-cell table:style-name="ce6" office:value-type="string">
            <text:p>255.255.255.0 </text:p>
          </table:table-cell>
          <table:table-cell table:number-columns-repeated="2" office:value-type="string">
            <text:p>192.168.207.1 </text:p>
          </table:table-cell>
          <table:table-cell office:value-type="string">
            <text:p>195.235.113.3 </text:p>
          </table:table-cell>
          <table:table-cell office:value-type="string">
            <text:p>Aula7</text:p>
          </table:table-cell>
        </table:table-row>
        <table:table-row table:style-name="ro2">
          <table:table-cell office:value-type="string">
            <text:p>A07-04 </text:p>
          </table:table-cell>
          <table:table-cell office:value-type="string">
            <text:p>192.168.207.4 </text:p>
          </table:table-cell>
          <table:table-cell office:value-type="string">
            <text:p>00:17:A4:42:A8:06 </text:p>
          </table:table-cell>
          <table:table-cell table:style-name="ce6" office:value-type="string">
            <text:p>255.255.255.0 </text:p>
          </table:table-cell>
          <table:table-cell table:number-columns-repeated="2" office:value-type="string">
            <text:p>192.168.207.1 </text:p>
          </table:table-cell>
          <table:table-cell office:value-type="string">
            <text:p>195.235.113.3 </text:p>
          </table:table-cell>
          <table:table-cell office:value-type="string">
            <text:p>Aula7</text:p>
          </table:table-cell>
        </table:table-row>
        <table:table-row table:style-name="ro2">
          <table:table-cell office:value-type="string">
            <text:p>A07-05 </text:p>
          </table:table-cell>
          <table:table-cell office:value-type="string">
            <text:p>192.168.207.5 </text:p>
          </table:table-cell>
          <table:table-cell office:value-type="string">
            <text:p>00:17:A4:42:A7:61 </text:p>
          </table:table-cell>
          <table:table-cell table:style-name="ce6" office:value-type="string">
            <text:p>255.255.255.0 </text:p>
          </table:table-cell>
          <table:table-cell table:number-columns-repeated="2" office:value-type="string">
            <text:p>192.168.207.1 </text:p>
          </table:table-cell>
          <table:table-cell office:value-type="string">
            <text:p>195.235.113.3 </text:p>
          </table:table-cell>
          <table:table-cell office:value-type="string">
            <text:p>Aula7</text:p>
          </table:table-cell>
        </table:table-row>
        <table:table-row table:style-name="ro2">
          <table:table-cell office:value-type="string">
            <text:p>A07-06 </text:p>
          </table:table-cell>
          <table:table-cell office:value-type="string">
            <text:p>192.168.207.6 </text:p>
          </table:table-cell>
          <table:table-cell office:value-type="string">
            <text:p>00:17:A4:42:AB:00 </text:p>
          </table:table-cell>
          <table:table-cell table:style-name="ce6" office:value-type="string">
            <text:p>255.255.255.0 </text:p>
          </table:table-cell>
          <table:table-cell table:number-columns-repeated="2" office:value-type="string">
            <text:p>192.168.207.1 </text:p>
          </table:table-cell>
          <table:table-cell office:value-type="string">
            <text:p>195.235.113.3 </text:p>
          </table:table-cell>
          <table:table-cell office:value-type="string">
            <text:p>Aula7</text:p>
          </table:table-cell>
        </table:table-row>
        <table:table-row table:style-name="ro2">
          <table:table-cell office:value-type="string">
            <text:p>A07-07 </text:p>
          </table:table-cell>
          <table:table-cell office:value-type="string">
            <text:p>192.168.207.7 </text:p>
          </table:table-cell>
          <table:table-cell office:value-type="string">
            <text:p>00:17:A4:42:A6:76 </text:p>
          </table:table-cell>
          <table:table-cell table:style-name="ce6" office:value-type="string">
            <text:p>255.255.255.0 </text:p>
          </table:table-cell>
          <table:table-cell table:number-columns-repeated="2" office:value-type="string">
            <text:p>192.168.207.1 </text:p>
          </table:table-cell>
          <table:table-cell office:value-type="string">
            <text:p>195.235.113.3 </text:p>
          </table:table-cell>
          <table:table-cell office:value-type="string">
            <text:p>Aula7</text:p>
          </table:table-cell>
        </table:table-row>
        <table:table-row table:style-name="ro2">
          <table:table-cell office:value-type="string">
            <text:p>AO7-08 </text:p>
          </table:table-cell>
          <table:table-cell office:value-type="string">
            <text:p>192.168.207.8 </text:p>
          </table:table-cell>
          <table:table-cell office:value-type="string">
            <text:p>00:17:A4:42:A8:5C </text:p>
          </table:table-cell>
          <table:table-cell table:style-name="ce6" office:value-type="string">
            <text:p>255.255.255.0 </text:p>
          </table:table-cell>
          <table:table-cell table:number-columns-repeated="2" office:value-type="string">
            <text:p>192.168.207.1 </text:p>
          </table:table-cell>
          <table:table-cell office:value-type="string">
            <text:p>195.235.113.3 </text:p>
          </table:table-cell>
          <table:table-cell office:value-type="string">
            <text:p>Aula7</text:p>
          </table:table-cell>
        </table:table-row>
        <table:table-row table:style-name="ro2">
          <table:table-cell office:value-type="string">
            <text:p>A07-09 </text:p>
          </table:table-cell>
          <table:table-cell office:value-type="string">
            <text:p>192.168.207.9 </text:p>
          </table:table-cell>
          <table:table-cell office:value-type="string">
            <text:p>00:17:A4:42:AA:EB </text:p>
          </table:table-cell>
          <table:table-cell table:style-name="ce6" office:value-type="string">
            <text:p>255.255.255.0 </text:p>
          </table:table-cell>
          <table:table-cell table:number-columns-repeated="2" office:value-type="string">
            <text:p>192.168.207.1 </text:p>
          </table:table-cell>
          <table:table-cell office:value-type="string">
            <text:p>195.235.113.3 </text:p>
          </table:table-cell>
          <table:table-cell office:value-type="string">
            <text:p>Aula7</text:p>
          </table:table-cell>
        </table:table-row>
        <table:table-row table:style-name="ro2">
          <table:table-cell office:value-type="string">
            <text:p>A07-10 </text:p>
          </table:table-cell>
          <table:table-cell office:value-type="string">
            <text:p>192.168.207.10 </text:p>
          </table:table-cell>
          <table:table-cell office:value-type="string">
            <text:p>00:17:A4:42:A8:7C </text:p>
          </table:table-cell>
          <table:table-cell table:style-name="ce6" office:value-type="string">
            <text:p>255.255.255.0 </text:p>
          </table:table-cell>
          <table:table-cell table:number-columns-repeated="2" office:value-type="string">
            <text:p>192.168.207.1 </text:p>
          </table:table-cell>
          <table:table-cell office:value-type="string">
            <text:p>195.235.113.3 </text:p>
          </table:table-cell>
          <table:table-cell office:value-type="string">
            <text:p>Aula7</text:p>
          </table:table-cell>
        </table:table-row>
        <table:table-row table:style-name="ro2">
          <table:table-cell office:value-type="string">
            <text:p>A07-11 </text:p>
          </table:table-cell>
          <table:table-cell office:value-type="string">
            <text:p>192.168.207.11 </text:p>
          </table:table-cell>
          <table:table-cell office:value-type="string">
            <text:p>00:17:A4:42:A9:19 </text:p>
          </table:table-cell>
          <table:table-cell table:style-name="ce6" office:value-type="string">
            <text:p>255.255.255.0 </text:p>
          </table:table-cell>
          <table:table-cell table:number-columns-repeated="2" office:value-type="string">
            <text:p>192.168.207.1 </text:p>
          </table:table-cell>
          <table:table-cell office:value-type="string">
            <text:p>195.235.113.3 </text:p>
          </table:table-cell>
          <table:table-cell office:value-type="string">
            <text:p>Aula7</text:p>
          </table:table-cell>
        </table:table-row>
        <table:table-row table:style-name="ro2">
          <table:table-cell office:value-type="string">
            <text:p>A07-12 </text:p>
          </table:table-cell>
          <table:table-cell office:value-type="string">
            <text:p>192.168.207.12 </text:p>
          </table:table-cell>
          <table:table-cell office:value-type="string">
            <text:p>00:17:A4:42:AA:55 </text:p>
          </table:table-cell>
          <table:table-cell table:style-name="ce6" office:value-type="string">
            <text:p>255.255.255.0 </text:p>
          </table:table-cell>
          <table:table-cell table:number-columns-repeated="2" office:value-type="string">
            <text:p>192.168.207.1 </text:p>
          </table:table-cell>
          <table:table-cell office:value-type="string">
            <text:p>195.235.113.3 </text:p>
          </table:table-cell>
          <table:table-cell office:value-type="string">
            <text:p>Aula7</text:p>
          </table:table-cell>
        </table:table-row>
        <table:table-row table:style-name="ro2">
          <table:table-cell office:value-type="string">
            <text:p>A07-13 </text:p>
          </table:table-cell>
          <table:table-cell office:value-type="string">
            <text:p>192.168.207.13 </text:p>
          </table:table-cell>
          <table:table-cell office:value-type="string">
            <text:p>00:17:A4:42:AA:F4 </text:p>
          </table:table-cell>
          <table:table-cell table:style-name="ce6" office:value-type="string">
            <text:p>255.255.255.0 </text:p>
          </table:table-cell>
          <table:table-cell table:number-columns-repeated="2" office:value-type="string">
            <text:p>192.168.207.1 </text:p>
          </table:table-cell>
          <table:table-cell office:value-type="string">
            <text:p>195.235.113.3 </text:p>
          </table:table-cell>
          <table:table-cell office:value-type="string">
            <text:p>Aula7</text:p>
          </table:table-cell>
        </table:table-row>
        <table:table-row table:style-name="ro2">
          <table:table-cell office:value-type="string">
            <text:p>A07-14 </text:p>
          </table:table-cell>
          <table:table-cell office:value-type="string">
            <text:p>192.168.207.14 </text:p>
          </table:table-cell>
          <table:table-cell office:value-type="string">
            <text:p>00:17:A4:42:A7:E7 </text:p>
          </table:table-cell>
          <table:table-cell table:style-name="ce6" office:value-type="string">
            <text:p>255.255.255.0 </text:p>
          </table:table-cell>
          <table:table-cell table:number-columns-repeated="2" office:value-type="string">
            <text:p>192.168.207.1 </text:p>
          </table:table-cell>
          <table:table-cell office:value-type="string">
            <text:p>195.235.113.3 </text:p>
          </table:table-cell>
          <table:table-cell office:value-type="string">
            <text:p>Aula7</text:p>
          </table:table-cell>
        </table:table-row>
        <table:table-row table:style-name="ro2">
          <table:table-cell office:value-type="string">
            <text:p>A07-15 </text:p>
          </table:table-cell>
          <table:table-cell office:value-type="string">
            <text:p>192.168.207.15 </text:p>
          </table:table-cell>
          <table:table-cell office:value-type="string">
            <text:p>00:17:A4:42:AA:BE </text:p>
          </table:table-cell>
          <table:table-cell table:style-name="ce6" office:value-type="string">
            <text:p>255.255.255.0 </text:p>
          </table:table-cell>
          <table:table-cell table:number-columns-repeated="2" office:value-type="string">
            <text:p>192.168.207.1 </text:p>
          </table:table-cell>
          <table:table-cell office:value-type="string">
            <text:p>195.235.113.3 </text:p>
          </table:table-cell>
          <table:table-cell office:value-type="string">
            <text:p>Aula7</text:p>
          </table:table-cell>
        </table:table-row>
        <table:table-row table:style-name="ro2">
          <table:table-cell office:value-type="string">
            <text:p>A07-16 </text:p>
          </table:table-cell>
          <table:table-cell office:value-type="string">
            <text:p>192.168.207.16 </text:p>
          </table:table-cell>
          <table:table-cell office:value-type="string">
            <text:p>00:17:A4:42:A8:8D </text:p>
          </table:table-cell>
          <table:table-cell table:style-name="ce6" office:value-type="string">
            <text:p>255.255.255.0 </text:p>
          </table:table-cell>
          <table:table-cell table:number-columns-repeated="2" office:value-type="string">
            <text:p>192.168.207.1 </text:p>
          </table:table-cell>
          <table:table-cell office:value-type="string">
            <text:p>195.235.113.3</text:p>
          </table:table-cell>
          <table:table-cell office:value-type="string">
            <text:p>Aula7</text:p>
          </table:table-cell>
        </table:table-row>
        <table:table-row table:style-name="ro2">
          <table:table-cell table:style-name="Default" table:number-columns-repeated="7"/>
          <table:table-cell table:style-name="Default" office:value-type="string">
            <text:p>Laboratori</text:p>
          </table:table-cell>
        </table:table-row>
      </table:table>
      <table:table table:name="Servidors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>
            <text:p>Màquina</text:p>
          </table:table-cell>
          <table:table-cell office:value-type="string">
            <text:p>eth</text:p>
          </table:table-cell>
          <table:table-cell office:value-type="string">
            <text:p>MAC</text:p>
          </table:table-cell>
          <table:table-cell office:value-type="string">
            <text:p>IP</text:p>
          </table:table-cell>
          <table:table-cell office:value-type="string">
            <text:p>MASK</text:p>
          </table:table-cell>
          <table:table-cell office:value-type="string">
            <text:p>GATEWAY</text:p>
          </table:table-cell>
        </table:table-row>
        <table:table-row table:style-name="ro1">
          <table:table-cell office:value-type="string">
            <text:p>IPCOP Aula 1</text:p>
          </table:table-cell>
          <table:table-cell office:value-type="string">
            <text:p>eth0</text:p>
          </table:table-cell>
          <table:table-cell office:value-type="string">
            <text:p>00:50:BF:FF:80:6D</text:p>
          </table:table-cell>
          <table:table-cell office:value-type="string">
            <text:p>192.168.201.1</text:p>
          </table:table-cell>
          <table:table-cell office:value-type="string">
            <text:p>255.255.255.0</text:p>
          </table:table-cell>
          <table:table-cell/>
        </table:table-row>
        <table:table-row table:style-name="ro1">
          <table:table-cell office:value-type="string">
            <text:p>IPCOP Aula 1</text:p>
          </table:table-cell>
          <table:table-cell office:value-type="string">
            <text:p>eth1</text:p>
          </table:table-cell>
          <table:table-cell office:value-type="string">
            <text:p>00:4F:4E:0E:66:E6</text:p>
          </table:table-cell>
          <table:table-cell office:value-type="string">
            <text:p>192.168.1.2</text:p>
          </table:table-cell>
          <table:table-cell office:value-type="string">
            <text:p>256.255.255.0</text:p>
          </table:table-cell>
          <table:table-cell/>
        </table:table-row>
        <table:table-row table:style-name="ro1">
          <table:table-cell office:value-type="string">
            <text:p>IPCOP Aula 2</text:p>
          </table:table-cell>
          <table:table-cell office:value-type="string">
            <text:p>eth0</text:p>
          </table:table-cell>
          <table:table-cell office:value-type="string">
            <text:p>00:50:BF:EE:EB:FB</text:p>
          </table:table-cell>
          <table:table-cell office:value-type="string">
            <text:p>192.168.202.1</text:p>
          </table:table-cell>
          <table:table-cell office:value-type="string">
            <text:p>257.255.255.0</text:p>
          </table:table-cell>
          <table:table-cell/>
        </table:table-row>
        <table:table-row table:style-name="ro1">
          <table:table-cell office:value-type="string">
            <text:p>IPCOP Aula 2</text:p>
          </table:table-cell>
          <table:table-cell office:value-type="string">
            <text:p>eth1</text:p>
          </table:table-cell>
          <table:table-cell office:value-type="string">
            <text:p>00:13:46:31:3A:58</text:p>
          </table:table-cell>
          <table:table-cell office:value-type="string">
            <text:p>192.168.2.2</text:p>
          </table:table-cell>
          <table:table-cell office:value-type="string">
            <text:p>258.255.255.0</text:p>
          </table:table-cell>
          <table:table-cell/>
        </table:table-row>
        <table:table-row table:style-name="ro1">
          <table:table-cell office:value-type="string">
            <text:p>IPCOP Aula 3</text:p>
          </table:table-cell>
          <table:table-cell office:value-type="string">
            <text:p>eth0</text:p>
          </table:table-cell>
          <table:table-cell office:value-type="string">
            <text:p>00:90:27:75:B4:3E</text:p>
          </table:table-cell>
          <table:table-cell office:value-type="string">
            <text:p>192.168.203.1</text:p>
          </table:table-cell>
          <table:table-cell office:value-type="string">
            <text:p>259.255.255.0</text:p>
          </table:table-cell>
          <table:table-cell/>
        </table:table-row>
        <table:table-row table:style-name="ro1">
          <table:table-cell office:value-type="string">
            <text:p>IPCOP Aula 3</text:p>
          </table:table-cell>
          <table:table-cell office:value-type="string">
            <text:p>eth1</text:p>
          </table:table-cell>
          <table:table-cell office:value-type="string">
            <text:p>00:20:18:A0:47:5C</text:p>
          </table:table-cell>
          <table:table-cell office:value-type="string">
            <text:p>192.168.3.2</text:p>
          </table:table-cell>
          <table:table-cell office:value-type="string">
            <text:p>260.255.255.0</text:p>
          </table:table-cell>
          <table:table-cell/>
        </table:table-row>
        <table:table-row table:style-name="ro1">
          <table:table-cell office:value-type="string">
            <text:p>IPCOP Aula 4</text:p>
          </table:table-cell>
          <table:table-cell office:value-type="string">
            <text:p>eth0</text:p>
          </table:table-cell>
          <table:table-cell office:value-type="string">
            <text:p>00:11:95:65:22:69</text:p>
          </table:table-cell>
          <table:table-cell office:value-type="string">
            <text:p>192.168.204.1</text:p>
          </table:table-cell>
          <table:table-cell office:value-type="string">
            <text:p>261.255.255.0</text:p>
          </table:table-cell>
          <table:table-cell/>
        </table:table-row>
        <table:table-row table:style-name="ro1">
          <table:table-cell office:value-type="string">
            <text:p>IPCOP Aula 4</text:p>
          </table:table-cell>
          <table:table-cell office:value-type="string">
            <text:p>eth1</text:p>
          </table:table-cell>
          <table:table-cell office:value-type="string">
            <text:p>00:0A:CD:01:6B:C9</text:p>
          </table:table-cell>
          <table:table-cell office:value-type="string">
            <text:p>192.168.4.2</text:p>
          </table:table-cell>
          <table:table-cell office:value-type="string">
            <text:p>262.255.255.0</text:p>
          </table:table-cell>
          <table:table-cell/>
        </table:table-row>
        <table:table-row table:style-name="ro1">
          <table:table-cell office:value-type="string">
            <text:p>IPCOP Aula 5</text:p>
          </table:table-cell>
          <table:table-cell office:value-type="string">
            <text:p>eth0</text:p>
          </table:table-cell>
          <table:table-cell office:value-type="string">
            <text:p>00:00:1C:81:25:A9</text:p>
          </table:table-cell>
          <table:table-cell office:value-type="string">
            <text:p>192.168.205.1</text:p>
          </table:table-cell>
          <table:table-cell office:value-type="string">
            <text:p>263.255.255.0</text:p>
          </table:table-cell>
          <table:table-cell/>
        </table:table-row>
        <table:table-row table:style-name="ro1">
          <table:table-cell office:value-type="string">
            <text:p>IPCOP Aula 5</text:p>
          </table:table-cell>
          <table:table-cell office:value-type="string">
            <text:p>eth1</text:p>
          </table:table-cell>
          <table:table-cell office:value-type="string">
            <text:p>00:50:FC:9B:9F:9C</text:p>
          </table:table-cell>
          <table:table-cell office:value-type="string">
            <text:p>192.168.5.2</text:p>
          </table:table-cell>
          <table:table-cell office:value-type="string">
            <text:p>264.255.255.0</text:p>
          </table:table-cell>
          <table:table-cell/>
        </table:table-row>
        <table:table-row table:style-name="ro1">
          <table:table-cell office:value-type="string">
            <text:p>IPCOP Aula 6</text:p>
          </table:table-cell>
          <table:table-cell office:value-type="string">
            <text:p>eth0</text:p>
          </table:table-cell>
          <table:table-cell/>
          <table:table-cell office:value-type="string">
            <text:p>192.168.206.1</text:p>
          </table:table-cell>
          <table:table-cell office:value-type="string">
            <text:p>265.255.255.0</text:p>
          </table:table-cell>
          <table:table-cell/>
        </table:table-row>
        <table:table-row table:style-name="ro1">
          <table:table-cell office:value-type="string">
            <text:p>IPCOP Aula 6</text:p>
          </table:table-cell>
          <table:table-cell office:value-type="string">
            <text:p>eth1</text:p>
          </table:table-cell>
          <table:table-cell/>
          <table:table-cell office:value-type="string">
            <text:p>192.168.6.2</text:p>
          </table:table-cell>
          <table:table-cell office:value-type="string">
            <text:p>266.255.255.0</text:p>
          </table:table-cell>
          <table:table-cell/>
        </table:table-row>
        <table:table-row table:style-name="ro1">
          <table:table-cell office:value-type="string">
            <text:p>IPCOP Aula 7</text:p>
          </table:table-cell>
          <table:table-cell office:value-type="string">
            <text:p>eth0</text:p>
          </table:table-cell>
          <table:table-cell office:value-type="string">
            <text:p>00:90:27:A7:11:E1</text:p>
          </table:table-cell>
          <table:table-cell office:value-type="string">
            <text:p>192.168.207.1</text:p>
          </table:table-cell>
          <table:table-cell office:value-type="string">
            <text:p>267.255.255.0</text:p>
          </table:table-cell>
          <table:table-cell/>
        </table:table-row>
        <table:table-row table:style-name="ro1">
          <table:table-cell office:value-type="string">
            <text:p>IPCOP Aula 7</text:p>
          </table:table-cell>
          <table:table-cell office:value-type="string">
            <text:p>eth1</text:p>
          </table:table-cell>
          <table:table-cell office:value-type="string">
            <text:p>00:20:18:A0:47:52</text:p>
          </table:table-cell>
          <table:table-cell office:value-type="string">
            <text:p>192.168.7.2</text:p>
          </table:table-cell>
          <table:table-cell office:value-type="string">
            <text:p>268.255.255.0</text:p>
          </table:table-cell>
          <table:table-cell/>
        </table:table-row>
        <table:table-row table:style-name="ro1">
          <table:table-cell office:value-type="string">
            <text:p>IPCOP Aula 8</text:p>
          </table:table-cell>
          <table:table-cell office:value-type="string">
            <text:p>eth0</text:p>
          </table:table-cell>
          <table:table-cell office:value-type="string">
            <text:p>00:50:BF:FF:80:26</text:p>
          </table:table-cell>
          <table:table-cell office:value-type="string">
            <text:p>192.168.208.1</text:p>
          </table:table-cell>
          <table:table-cell office:value-type="string">
            <text:p>269.255.255.0</text:p>
          </table:table-cell>
          <table:table-cell/>
        </table:table-row>
        <table:table-row table:style-name="ro1">
          <table:table-cell office:value-type="string">
            <text:p>IPCOP Aula 8</text:p>
          </table:table-cell>
          <table:table-cell office:value-type="string">
            <text:p>eth1</text:p>
          </table:table-cell>
          <table:table-cell office:value-type="string">
            <text:p>00:50:FC:F9:2C:5C</text:p>
          </table:table-cell>
          <table:table-cell office:value-type="string">
            <text:p>192.168.8.2</text:p>
          </table:table-cell>
          <table:table-cell office:value-type="string">
            <text:p>270.255.255.0</text:p>
          </table:table-cell>
          <table:table-cell/>
        </table:table-row>
        <table:table-row table:style-name="ro1">
          <table:table-cell office:value-type="string">
            <text:p>Router Centre</text:p>
          </table:table-cell>
          <table:table-cell office:value-type="string">
            <text:p>eth0</text:p>
          </table:table-cell>
          <table:table-cell office:value-type="string">
            <text:p>00:30:05:4C:90:1C</text:p>
          </table:table-cell>
          <table:table-cell office:value-type="string">
            <text:p>192.168.0.2</text:p>
          </table:table-cell>
          <table:table-cell office:value-type="string">
            <text:p>271.255.255.0</text:p>
          </table:table-cell>
          <table:table-cell/>
        </table:table-row>
        <table:table-row table:style-name="ro1">
          <table:table-cell office:value-type="string">
            <text:p>Router Centre</text:p>
          </table:table-cell>
          <table:table-cell office:value-type="string">
            <text:p>eth1</text:p>
          </table:table-cell>
          <table:table-cell office:value-type="string">
            <text:p>00:0D:88:CC:B6:EC</text:p>
          </table:table-cell>
          <table:table-cell office:value-type="string">
            <text:p>192.168.1.1</text:p>
          </table:table-cell>
          <table:table-cell office:value-type="string">
            <text:p>272.255.255.0</text:p>
          </table:table-cell>
          <table:table-cell/>
        </table:table-row>
        <table:table-row table:style-name="ro1">
          <table:table-cell office:value-type="string">
            <text:p>Router Centre</text:p>
          </table:table-cell>
          <table:table-cell office:value-type="string">
            <text:p>eth2</text:p>
          </table:table-cell>
          <table:table-cell office:value-type="string">
            <text:p>00:0D:88:CC:B6:ED</text:p>
          </table:table-cell>
          <table:table-cell office:value-type="string">
            <text:p>193.168.2.1</text:p>
          </table:table-cell>
          <table:table-cell office:value-type="string">
            <text:p>273.255.255.0</text:p>
          </table:table-cell>
          <table:table-cell/>
        </table:table-row>
        <table:table-row table:style-name="ro1">
          <table:table-cell office:value-type="string">
            <text:p>Router Centre</text:p>
          </table:table-cell>
          <table:table-cell office:value-type="string">
            <text:p>eth3</text:p>
          </table:table-cell>
          <table:table-cell office:value-type="string">
            <text:p>00:0D:88:CC:B6:EE</text:p>
          </table:table-cell>
          <table:table-cell office:value-type="string">
            <text:p>194.168.3.1</text:p>
          </table:table-cell>
          <table:table-cell office:value-type="string">
            <text:p>274.255.255.0</text:p>
          </table:table-cell>
          <table:table-cell/>
        </table:table-row>
        <table:table-row table:style-name="ro1">
          <table:table-cell office:value-type="string">
            <text:p>Router Centre</text:p>
          </table:table-cell>
          <table:table-cell office:value-type="string">
            <text:p>eth4</text:p>
          </table:table-cell>
          <table:table-cell office:value-type="string">
            <text:p>00:0D:88:CC:B6:EF</text:p>
          </table:table-cell>
          <table:table-cell office:value-type="string">
            <text:p>195.168.4.1</text:p>
          </table:table-cell>
          <table:table-cell office:value-type="string">
            <text:p>275.255.255.0</text:p>
          </table:table-cell>
          <table:table-cell/>
        </table:table-row>
        <table:table-row table:style-name="ro1">
          <table:table-cell office:value-type="string">
            <text:p>Router Centre</text:p>
          </table:table-cell>
          <table:table-cell office:value-type="string">
            <text:p>eth5</text:p>
          </table:table-cell>
          <table:table-cell office:value-type="string">
            <text:p>00:0D:88:CC:B4:60</text:p>
          </table:table-cell>
          <table:table-cell office:value-type="string">
            <text:p>196.168.5.1</text:p>
          </table:table-cell>
          <table:table-cell office:value-type="string">
            <text:p>276.255.255.0</text:p>
          </table:table-cell>
          <table:table-cell/>
        </table:table-row>
        <table:table-row table:style-name="ro1">
          <table:table-cell office:value-type="string">
            <text:p>Router Centre</text:p>
          </table:table-cell>
          <table:table-cell office:value-type="string">
            <text:p>eth6</text:p>
          </table:table-cell>
          <table:table-cell office:value-type="string">
            <text:p>00:0D:88:CC:B4:61</text:p>
          </table:table-cell>
          <table:table-cell office:value-type="string">
            <text:p>197.168.6.1</text:p>
          </table:table-cell>
          <table:table-cell office:value-type="string">
            <text:p>277.255.255.0</text:p>
          </table:table-cell>
          <table:table-cell/>
        </table:table-row>
        <table:table-row table:style-name="ro1">
          <table:table-cell office:value-type="string">
            <text:p>Router Centre</text:p>
          </table:table-cell>
          <table:table-cell office:value-type="string">
            <text:p>eth7</text:p>
          </table:table-cell>
          <table:table-cell office:value-type="string">
            <text:p>00:0D:88:CC:B4:62</text:p>
          </table:table-cell>
          <table:table-cell office:value-type="string">
            <text:p>198.168.7.1</text:p>
          </table:table-cell>
          <table:table-cell office:value-type="string">
            <text:p>278.255.255.0</text:p>
          </table:table-cell>
          <table:table-cell/>
        </table:table-row>
        <table:table-row table:style-name="ro1">
          <table:table-cell office:value-type="string">
            <text:p>Router Centre</text:p>
          </table:table-cell>
          <table:table-cell office:value-type="string">
            <text:p>eth8</text:p>
          </table:table-cell>
          <table:table-cell office:value-type="string">
            <text:p>00:0D:88:CC:B4:63</text:p>
          </table:table-cell>
          <table:table-cell office:value-type="string">
            <text:p>199.168.8.1</text:p>
          </table:table-cell>
          <table:table-cell office:value-type="string">
            <text:p>279.255.255.0</text:p>
          </table:table-cell>
          <table:table-cell/>
        </table:table-row>
        <table:table-row table:style-name="ro1">
          <table:table-cell office:value-type="string">
            <text:p>Router Centre</text:p>
          </table:table-cell>
          <table:table-cell office:value-type="string">
            <text:p>eth9</text:p>
          </table:table-cell>
          <table:table-cell office:value-type="string">
            <text:p>00:0D:88:CC:B4:64</text:p>
          </table:table-cell>
          <table:table-cell table:number-columns-repeated="2" office:value-type="string">
            <text:p>lliure</text:p>
          </table:table-cell>
          <table:table-cell/>
        </table:table-row>
        <table:table-row table:style-name="ro1">
          <table:table-cell office:value-type="string">
            <text:p>Router Centre</text:p>
          </table:table-cell>
          <table:table-cell office:value-type="string">
            <text:p>eth10</text:p>
          </table:table-cell>
          <table:table-cell office:value-type="string">
            <text:p>00:0D:88:CC:B4:65</text:p>
          </table:table-cell>
          <table:table-cell office:value-type="string">
            <text:p>199.168.10.2</text:p>
          </table:table-cell>
          <table:table-cell office:value-type="string">
            <text:p>281.255.255.0</text:p>
          </table:table-cell>
          <table:table-cell/>
        </table:table-row>
        <table:table-row table:style-name="ro1">
          <table:table-cell office:value-type="string">
            <text:p>Router Centre</text:p>
          </table:table-cell>
          <table:table-cell office:value-type="string">
            <text:p>eth11</text:p>
          </table:table-cell>
          <table:table-cell office:value-type="string">
            <text:p>00:0D:88:CC:B4:66</text:p>
          </table:table-cell>
          <table:table-cell office:value-type="string">
            <text:p>199.168.10.2</text:p>
          </table:table-cell>
          <table:table-cell office:value-type="string">
            <text:p>282.255.255.0</text:p>
          </table:table-cell>
          <table:table-cell/>
        </table:table-row>
        <table:table-row table:style-name="ro1">
          <table:table-cell office:value-type="string">
            <text:p>Router Centre</text:p>
          </table:table-cell>
          <table:table-cell office:value-type="string">
            <text:p>eth12</text:p>
          </table:table-cell>
          <table:table-cell office:value-type="string">
            <text:p>00:0D:88:CC:B4:67</text:p>
          </table:table-cell>
          <table:table-cell office:value-type="string">
            <text:p>192.168.12.1</text:p>
          </table:table-cell>
          <table:table-cell office:value-type="string">
            <text:p>283.255.255.0</text:p>
          </table:table-cell>
          <table:table-cell/>
        </table:table-row>
        <table:table-row table:style-name="ro1">
          <table:table-cell office:value-type="string">
            <text:p>Moodle</text:p>
          </table:table-cell>
          <table:table-cell office:value-type="string">
            <text:p>eth0</text:p>
          </table:table-cell>
          <table:table-cell office:value-type="string">
            <text:p>00:17:08:54:85:87</text:p>
          </table:table-cell>
          <table:table-cell office:value-type="string">
            <text:p>192.168.0.7</text:p>
          </table:table-cell>
          <table:table-cell office:value-type="string">
            <text:p>284.255.255.0</text:p>
          </table:table-cell>
          <table:table-cell/>
        </table:table-row>
        <table:table-row table:style-name="ro2">
          <table:table-cell office:value-type="string">
            <text:p>Imatges</text:p>
          </table:table-cell>
          <table:table-cell office:value-type="string">
            <text:p>eth0</text:p>
          </table:table-cell>
          <table:table-cell office:value-type="string">
            <text:p>00:15:E9:F1:A3:72</text:p>
          </table:table-cell>
          <table:table-cell office:value-type="string">
            <text:p>192.168.0.4</text:p>
          </table:table-cell>
          <table:table-cell office:value-type="string">
            <text:p>285.255.255.0</text:p>
          </table:table-cell>
          <table:table-cell/>
        </table:table-row>
      </table:table>
      <table:table table:name="Full3" table:style-name="ta1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Cumberland AMT" svg:font-family="'Cumberland AMT', Cumberland, 'Courier New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 Pts</number:text>
    </number:number-style>
    <number:number-style style:name="N136">
      <number:text>-</number:text>
      <number:number number:decimal-places="0" number:min-integer-digits="1" number:grouping="true"/>
      <number:text> Pts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Pts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Pts</number:text>
    </number:number-style>
    <number:number-style style:name="N139">
      <number:text>-</number:text>
      <number:number number:decimal-places="2" number:min-integer-digits="1" number:grouping="true"/>
      <number:text> Pts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Pts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Pts </number:text>
    </number:number-style>
    <number:number-style style:name="N144P1" style:volatile="true">
      <number:text>-</number:text>
      <number:number number:decimal-places="0" number:min-integer-digits="1" number:grouping="true"/>
      <number:text> Pts </number:text>
    </number:number-style>
    <number:number-style style:name="N144P2" style:volatile="true">
      <number:text> - Pts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      </number:text>
    </number:number-style>
    <number:number-style style:name="N148P1" style:volatile="true">
      <number:text>-</number:text>
      <number:number number:decimal-places="0" number:min-integer-digits="1" number:grouping="true"/>
      <number:text>       </number:text>
    </number:number-style>
    <number:number-style style:name="N148P2" style:volatile="true">
      <number:text> -   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Pts </number:text>
    </number:number-style>
    <number:number-style style:name="N152P1" style:volatile="true">
      <number:text>-</number:text>
      <number:number number:decimal-places="2" number:min-integer-digits="1" number:grouping="true"/>
      <number:text> Pts </number:text>
    </number:number-style>
    <number:number-style style:name="N152P2" style:volatile="true">
      <number:text> -</number:text>
      <number:number number:decimal-places="0" number:min-integer-digits="0"/>
      <number:text> Pts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      </number:text>
    </number:number-style>
    <number:number-style style:name="N156P1" style:volatile="true">
      <number:text>-</number:text>
      <number:number number:decimal-places="2" number:min-integer-digits="1" number:grouping="true"/>
      <number:text>       </number:text>
    </number:number-style>
    <number:number-style style:name="N156P2" style:volatile="true">
      <number:text> -</number:text>
      <number:number number:decimal-places="0" number:min-integer-digits="0"/>
      <number:text> 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Sí</number:text>
    </number:number-style>
    <number:number-style style:name="N158P1" style:volatile="true">
      <number:text>Sí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Verdadero</number:text>
    </number:number-style>
    <number:number-style style:name="N160P1" style:volatile="true">
      <number:text>Verdadero</number:text>
    </number:number-style>
    <number:number-style style:name="N160">
      <number:text>Fals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Activado</number:text>
    </number:number-style>
    <number:number-style style:name="N162P1" style:volatile="true">
      <number:text>Activado</number:text>
    </number:number-style>
    <number:number-style style:name="N162">
      <number:text>Desactivado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 €</number:text>
    </number:number-style>
    <number:number-style style:name="N165">
      <number:text>-</number:text>
      <number:number number:decimal-places="2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text> </number:text>
      <number:number number:decimal-places="0" number:min-integer-digits="1" number:grouping="true"/>
      <number:text>    </number:text>
    </number:number-style>
    <number:number-style style:name="N167P1" style:volatile="true">
      <number:text>-</number:text>
      <number:number number:decimal-places="0" number:min-integer-digits="1" number:grouping="true"/>
      <number:text>    </number:text>
    </number:number-style>
    <number:number-style style:name="N167P2" style:volatile="true">
      <number:text> -   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number number:decimal-places="0" number:min-integer-digits="1" number:grouping="true"/>
      <number:text> € </number:text>
    </number:number-style>
    <number:number-style style:name="N168P1" style:volatile="true">
      <number:text>-</number:text>
      <number:number number:decimal-places="0" number:min-integer-digits="1" number:grouping="true"/>
      <number:text> € </number:text>
    </number:number-style>
    <number:number-style style:name="N168P2" style:volatile="true">
      <number:text> - €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number number:decimal-places="2" number:min-integer-digits="1" number:grouping="true"/>
      <number:text>    </number:text>
    </number:number-style>
    <number:number-style style:name="N169P1" style:volatile="true">
      <number:text>-</number:text>
      <number:number number:decimal-places="2" number:min-integer-digits="1" number:grouping="true"/>
      <number:text>    </number:text>
    </number:number-style>
    <number:number-style style:name="N169P2" style:volatile="true">
      <number:text> -</number:text>
      <number:number number:decimal-places="0" number:min-integer-digits="0"/>
      <number:text>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</number:text>
      <number:number number: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number:min-integer-digits="1" number:grouping="true"/>
      <number:text> € </number:text>
    </number:number-style>
    <number:number-style style:name="N170P2" style:volatile="true">
      <number:text> -</number:text>
      <number:number number:decimal-places="0" number:min-integer-digits="0"/>
      <number:text> €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scientific-number number:decimal-places="1" number:min-integer-digits="3" number:min-exponent-digits="1"/>
    </number:number-style>
    <number:number-style style:name="N172P0" style:volatile="true">
      <number:text>Sí</number:text>
    </number:number-style>
    <number:number-style style:name="N172P1" style:volatile="true">
      <number:text>Sí</number:text>
    </number:number-style>
    <number:number-style style:name="N172">
      <number:text>No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Verdadero</number:text>
    </number:number-style>
    <number:number-style style:name="N173P1" style:volatile="true">
      <number:text>Verdadero</number:text>
    </number:number-style>
    <number:number-style style:name="N173">
      <number:text>Falso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text>Activado</number:text>
    </number:number-style>
    <number:number-style style:name="N174P1" style:volatile="true">
      <number:text>Activado</number:text>
    </number:number-style>
    <number:number-style style:name="N174">
      <number:text>Desactivado</number:text>
      <style:map style:condition="value()&gt;0" style:apply-style-name="N174P0"/>
      <style:map style:condition="value()&lt;0" style:apply-style-name="N174P1"/>
    </number:number-style>
    <number:currency-style style:name="N17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5P0"/>
    </number:currency-style>
    <number:currency-style style:name="N17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7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76P0"/>
    </number:currency-style>
    <number:number-style style:name="N177">
      <number:text>192.168.2</number:text>
      <number:number number:decimal-places="0" number:min-integer-digits="1"/>
      <number:text>3.1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4">14/02/2008</text:date>, <text:time>16:17:33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2-14T08:16:45</meta:creation-date>
    <dc:creator>Sergi Tur</dc:creator>
    <dc:date>2008-02-14T16:17:33</dc:date>
    <meta:editing-cycles>13</meta:editing-cycles>
    <meta:editing-duration>PT5H48M44S</meta:editing-duration>
    <meta:user-defined meta:name="Info 1"/>
    <meta:user-defined meta:name="Info 2"/>
    <meta:user-defined meta:name="Info 3"/>
    <meta:user-defined meta:name="Info 4"/>
    <meta:document-statistic meta:table-count="3" meta:cell-count="1213"/>
  </office:meta>
</office:document-meta>
</file>